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0.6861in" style:rel-column-width="6718*"/>
    </style:style>
    <style:style style:name="Table4.B" style:family="table-column">
      <style:table-column-properties style:column-width="1.5625in" style:rel-column-width="15299*"/>
    </style:style>
    <style:style style:name="Table4.C" style:family="table-column">
      <style:table-column-properties style:column-width="4.4444in" style:rel-column-width="4351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3.941in" style:rel-column-width="38587*"/>
    </style:style>
    <style:style style:name="Table2.B" style:family="table-column">
      <style:table-column-properties style:column-width="0.6861in" style:rel-column-width="6718*"/>
    </style:style>
    <style:style style:name="Table2.C" style:family="table-column">
      <style:table-column-properties style:column-width="0.6854in" style:rel-column-width="6711*"/>
    </style:style>
    <style:style style:name="Table2.E" style:family="table-column">
      <style:table-column-properties style:column-width="0.6944in" style:rel-column-width="6801*"/>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E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fo:keep-with-next="always"/>
    </style:style>
    <style:style style:name="Table5.A" style:family="table-column">
      <style:table-column-properties style:column-width="3.941in" style:rel-column-width="38587*"/>
    </style:style>
    <style:style style:name="Table5.B" style:family="table-column">
      <style:table-column-properties style:column-width="0.6861in" style:rel-column-width="6718*"/>
    </style:style>
    <style:style style:name="Table5.C" style:family="table-column">
      <style:table-column-properties style:column-width="0.6854in" style:rel-column-width="6711*"/>
    </style:style>
    <style:style style:name="Table5.E" style:family="table-column">
      <style:table-column-properties style:column-width="0.6944in" style:rel-column-width="6801*"/>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E1" style:family="table-cell">
      <style:table-cell-properties fo:background-color="transparent" fo:padding="0.0382in" fo:border="0.05pt solid #000000">
        <style:background-image/>
      </style:table-cell-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6931in" table:align="margins" fo:keep-with-next="always"/>
    </style:style>
    <style:style style:name="Table1.A" style:family="table-column">
      <style:table-column-properties style:column-width="3.941in" style:rel-column-width="38587*"/>
    </style:style>
    <style:style style:name="Table1.B" style:family="table-column">
      <style:table-column-properties style:column-width="0.6861in" style:rel-column-width="6718*"/>
    </style:style>
    <style:style style:name="Table1.C" style:family="table-column">
      <style:table-column-properties style:column-width="0.6854in" style:rel-column-width="6711*"/>
    </style:style>
    <style:style style:name="Table1.E" style:family="table-column">
      <style:table-column-properties style:column-width="0.6944in" style:rel-column-width="6801*"/>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3.941in" style:rel-column-width="38587*"/>
    </style:style>
    <style:style style:name="Table3.B" style:family="table-column">
      <style:table-column-properties style:column-width="0.6861in" style:rel-column-width="6718*"/>
    </style:style>
    <style:style style:name="Table3.C" style:family="table-column">
      <style:table-column-properties style:column-width="0.6854in" style:rel-column-width="6711*"/>
    </style:style>
    <style:style style:name="Table3.E" style:family="table-column">
      <style:table-column-properties style:column-width="0.6944in" style:rel-column-width="6801*"/>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E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fo:keep-with-next="always"/>
    </style:style>
    <style:style style:name="Table6.A" style:family="table-column">
      <style:table-column-properties style:column-width="3.941in" style:rel-column-width="38587*"/>
    </style:style>
    <style:style style:name="Table6.B" style:family="table-column">
      <style:table-column-properties style:column-width="0.6861in" style:rel-column-width="6718*"/>
    </style:style>
    <style:style style:name="Table6.C" style:family="table-column">
      <style:table-column-properties style:column-width="0.6854in" style:rel-column-width="6711*"/>
    </style:style>
    <style:style style:name="Table6.E" style:family="table-column">
      <style:table-column-properties style:column-width="0.6944in" style:rel-column-width="6801*"/>
    </style:style>
    <style:style style:name="Table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E1" style:family="table-cell">
      <style:table-cell-properties fo:background-color="transparent" fo:padding="0.0382in" fo:border="0.05pt solid #000000">
        <style:background-image/>
      </style:table-cell-properties>
    </style:style>
    <style:style style:name="Table6.A2" style:family="table-cell">
      <style:table-cell-properties fo:background-color="transparent" fo:padding="0.0382in" fo:border-left="0.05pt solid #000000" fo:border-right="none" fo:border-top="none" fo:border-bottom="0.05pt solid #000000">
        <style:background-image/>
      </style:table-cell-properties>
    </style:style>
    <style:style style:name="Table6.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ea627" officeooo:paragraph-rsid="001ea627"/>
    </style:style>
    <style:style style:name="P2" style:family="paragraph" style:parent-style-name="Standard">
      <style:text-properties officeooo:rsid="0022b4f4" officeooo:paragraph-rsid="0022b4f4"/>
    </style:style>
    <style:style style:name="P3" style:family="paragraph" style:parent-style-name="Standard">
      <style:text-properties officeooo:rsid="0023176e" officeooo:paragraph-rsid="0023176e"/>
    </style:style>
    <style:style style:name="P4" style:family="paragraph" style:parent-style-name="Standard">
      <style:text-properties officeooo:rsid="0023176e" officeooo:paragraph-rsid="00271780"/>
    </style:style>
    <style:style style:name="P5" style:family="paragraph" style:parent-style-name="Standard">
      <style:text-properties officeooo:rsid="0023ed2a" officeooo:paragraph-rsid="0023ed2a"/>
    </style:style>
    <style:style style:name="P6" style:family="paragraph" style:parent-style-name="Standard">
      <style:text-properties officeooo:rsid="0023ed2a" officeooo:paragraph-rsid="00271780"/>
    </style:style>
    <style:style style:name="P7" style:family="paragraph" style:parent-style-name="Standard">
      <style:text-properties officeooo:rsid="0025182c" officeooo:paragraph-rsid="0025182c"/>
    </style:style>
    <style:style style:name="P8" style:family="paragraph" style:parent-style-name="Standard">
      <style:text-properties officeooo:rsid="00271780" officeooo:paragraph-rsid="00271780"/>
    </style:style>
    <style:style style:name="P9" style:family="paragraph" style:parent-style-name="Standard">
      <style:text-properties officeooo:rsid="0027779e" officeooo:paragraph-rsid="0027779e"/>
    </style:style>
    <style:style style:name="P10" style:family="paragraph" style:parent-style-name="Standard">
      <style:text-properties officeooo:rsid="0027779e" officeooo:paragraph-rsid="003f3c32"/>
    </style:style>
    <style:style style:name="P11" style:family="paragraph" style:parent-style-name="Standard">
      <style:text-properties officeooo:rsid="0027782c" officeooo:paragraph-rsid="0027782c"/>
    </style:style>
    <style:style style:name="P12" style:family="paragraph" style:parent-style-name="Standard">
      <style:text-properties officeooo:rsid="002b25e8" officeooo:paragraph-rsid="0025182c"/>
    </style:style>
    <style:style style:name="P13" style:family="paragraph" style:parent-style-name="Standard">
      <style:text-properties officeooo:rsid="002b25e8" officeooo:paragraph-rsid="002b25e8"/>
    </style:style>
    <style:style style:name="P14" style:family="paragraph" style:parent-style-name="Standard">
      <style:text-properties officeooo:rsid="002ca43a" officeooo:paragraph-rsid="002ca43a"/>
    </style:style>
    <style:style style:name="P15" style:family="paragraph" style:parent-style-name="Standard">
      <style:text-properties officeooo:rsid="002de8d6" officeooo:paragraph-rsid="002de8d6"/>
    </style:style>
    <style:style style:name="P16" style:family="paragraph" style:parent-style-name="Standard">
      <style:text-properties officeooo:rsid="002de8d6" officeooo:paragraph-rsid="0073681c"/>
    </style:style>
    <style:style style:name="P17" style:family="paragraph" style:parent-style-name="Standard">
      <style:text-properties officeooo:rsid="0014703c" officeooo:paragraph-rsid="0014703c"/>
    </style:style>
    <style:style style:name="P18" style:family="paragraph" style:parent-style-name="Standard">
      <style:text-properties officeooo:rsid="00197608" officeooo:paragraph-rsid="00449ae7"/>
    </style:style>
    <style:style style:name="P19" style:family="paragraph" style:parent-style-name="Standard">
      <style:text-properties officeooo:paragraph-rsid="00386b35"/>
    </style:style>
    <style:style style:name="P20" style:family="paragraph" style:parent-style-name="Standard">
      <style:text-properties officeooo:rsid="0031818d" officeooo:paragraph-rsid="0031818d"/>
    </style:style>
    <style:style style:name="P21" style:family="paragraph" style:parent-style-name="Standard">
      <style:text-properties officeooo:rsid="003e78af" officeooo:paragraph-rsid="003f3c32"/>
    </style:style>
    <style:style style:name="P22" style:family="paragraph" style:parent-style-name="Standard">
      <style:text-properties officeooo:rsid="002f21ff" officeooo:paragraph-rsid="002f21ff"/>
    </style:style>
    <style:style style:name="P23" style:family="paragraph" style:parent-style-name="Standard">
      <style:text-properties officeooo:rsid="002f21ff" officeooo:paragraph-rsid="00449ae7"/>
    </style:style>
    <style:style style:name="P24" style:family="paragraph" style:parent-style-name="Standard">
      <style:text-properties officeooo:rsid="00449ae7" officeooo:paragraph-rsid="00449ae7"/>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1a0c6d" officeooo:paragraph-rsid="001a0c6d" style:font-weight-asian="bold" style:font-weight-complex="bold"/>
    </style:style>
    <style:style style:name="P27" style:family="paragraph" style:parent-style-name="Standard">
      <style:text-properties officeooo:rsid="004b857c" officeooo:paragraph-rsid="004b857c"/>
    </style:style>
    <style:style style:name="P28" style:family="paragraph" style:parent-style-name="Standard">
      <style:text-properties officeooo:paragraph-rsid="004d2abf"/>
    </style:style>
    <style:style style:name="P29" style:family="paragraph" style:parent-style-name="Standard">
      <style:text-properties officeooo:paragraph-rsid="00649d29"/>
    </style:style>
    <style:style style:name="P30" style:family="paragraph" style:parent-style-name="Standard">
      <style:text-properties officeooo:rsid="005031f1" officeooo:paragraph-rsid="005031f1"/>
    </style:style>
    <style:style style:name="P31" style:family="paragraph" style:parent-style-name="Standard">
      <style:text-properties officeooo:paragraph-rsid="00566668"/>
    </style:style>
    <style:style style:name="P32" style:family="paragraph" style:parent-style-name="Standard">
      <style:text-properties officeooo:paragraph-rsid="005d9ba7"/>
    </style:style>
    <style:style style:name="P33" style:family="paragraph" style:parent-style-name="Standard">
      <style:text-properties officeooo:rsid="00649d60" officeooo:paragraph-rsid="00649d60"/>
    </style:style>
    <style:style style:name="P34" style:family="paragraph" style:parent-style-name="Standard">
      <style:text-properties officeooo:rsid="00386b35" officeooo:paragraph-rsid="00386b35"/>
    </style:style>
    <style:style style:name="P35" style:family="paragraph" style:parent-style-name="Standard">
      <style:text-properties officeooo:rsid="00386b35" officeooo:paragraph-rsid="00158da8"/>
    </style:style>
    <style:style style:name="P36" style:family="paragraph" style:parent-style-name="Standard">
      <style:text-properties officeooo:rsid="006b740f" officeooo:paragraph-rsid="006b740f"/>
    </style:style>
    <style:style style:name="P37" style:family="paragraph" style:parent-style-name="Standard">
      <style:text-properties officeooo:rsid="006b740f" officeooo:paragraph-rsid="0025182c"/>
    </style:style>
    <style:style style:name="P38" style:family="paragraph" style:parent-style-name="Standard">
      <style:text-properties officeooo:rsid="006df95d" officeooo:paragraph-rsid="006df95d"/>
    </style:style>
    <style:style style:name="P39" style:family="paragraph" style:parent-style-name="Standard">
      <style:text-properties officeooo:rsid="0073681c" officeooo:paragraph-rsid="0073681c"/>
    </style:style>
    <style:style style:name="P40" style:family="paragraph" style:parent-style-name="Standard">
      <style:text-properties officeooo:paragraph-rsid="0031818d"/>
    </style:style>
    <style:style style:name="P41" style:family="paragraph" style:parent-style-name="Standard">
      <style:text-properties officeooo:rsid="007cc400" officeooo:paragraph-rsid="007cc400"/>
    </style:style>
    <style:style style:name="P42" style:family="paragraph" style:parent-style-name="Standard">
      <style:text-properties officeooo:paragraph-rsid="00864570"/>
    </style:style>
    <style:style style:name="P43" style:family="paragraph" style:parent-style-name="Standard">
      <style:text-properties officeooo:rsid="00bd73e1" officeooo:paragraph-rsid="00864570"/>
    </style:style>
    <style:style style:name="P44" style:family="paragraph" style:parent-style-name="Standard">
      <style:text-properties officeooo:rsid="00bd73e1" officeooo:paragraph-rsid="0088202a"/>
    </style:style>
    <style:style style:name="P45" style:family="paragraph" style:parent-style-name="Standard">
      <style:text-properties officeooo:rsid="00896829" officeooo:paragraph-rsid="00896829"/>
    </style:style>
    <style:style style:name="P46" style:family="paragraph" style:parent-style-name="Table_20_Contents">
      <style:text-properties officeooo:rsid="0025182c" officeooo:paragraph-rsid="0025182c"/>
    </style:style>
    <style:style style:name="P47" style:family="paragraph" style:parent-style-name="Table_20_Contents">
      <style:text-properties officeooo:rsid="0025182c" officeooo:paragraph-rsid="0027779e"/>
    </style:style>
    <style:style style:name="P48" style:family="paragraph" style:parent-style-name="Table_20_Contents">
      <style:text-properties officeooo:rsid="00271780" officeooo:paragraph-rsid="00271780"/>
    </style:style>
    <style:style style:name="P49" style:family="paragraph" style:parent-style-name="Table_20_Contents">
      <style:text-properties fo:font-weight="bold" officeooo:rsid="0025182c" officeooo:paragraph-rsid="0025182c" style:font-weight-asian="bold" style:font-weight-complex="bold"/>
    </style:style>
    <style:style style:name="P50" style:family="paragraph" style:parent-style-name="Table_20_Contents">
      <style:text-properties fo:font-weight="bold" officeooo:rsid="0025182c" officeooo:paragraph-rsid="00449ae7" style:font-weight-asian="bold" style:font-weight-complex="bold"/>
    </style:style>
    <style:style style:name="P51" style:family="paragraph" style:parent-style-name="Table_20_Contents">
      <style:text-properties fo:font-weight="bold" officeooo:rsid="003f3c32" officeooo:paragraph-rsid="003f3c32" style:font-weight-asian="bold" style:font-weight-complex="bold"/>
    </style:style>
    <style:style style:name="P52" style:family="paragraph" style:parent-style-name="Table_20_Contents">
      <style:text-properties fo:font-weight="bold" officeooo:rsid="003f3c32" officeooo:paragraph-rsid="00449ae7" style:font-weight-asian="bold" style:font-weight-complex="bold"/>
    </style:style>
    <style:style style:name="P53" style:family="paragraph" style:parent-style-name="Table_20_Contents">
      <style:text-properties fo:font-weight="bold" officeooo:rsid="00424ccb" officeooo:paragraph-rsid="00424ccb" style:font-weight-asian="bold" style:font-weight-complex="bold"/>
    </style:style>
    <style:style style:name="P54" style:family="paragraph" style:parent-style-name="Table_20_Contents">
      <style:text-properties fo:font-weight="bold" officeooo:rsid="00424ccb" officeooo:paragraph-rsid="00449ae7" style:font-weight-asian="bold" style:font-weight-complex="bold"/>
    </style:style>
    <style:style style:name="P55" style:family="paragraph" style:parent-style-name="Table_20_Contents">
      <style:text-properties fo:font-weight="bold" officeooo:rsid="00466df5" officeooo:paragraph-rsid="00466df5" style:font-weight-asian="bold" style:font-weight-complex="bold"/>
    </style:style>
    <style:style style:name="P56" style:family="paragraph" style:parent-style-name="Table_20_Contents">
      <style:text-properties fo:font-weight="bold" officeooo:rsid="00466009" officeooo:paragraph-rsid="00466009" style:font-weight-asian="bold" style:font-weight-complex="bold"/>
    </style:style>
    <style:style style:name="P57" style:family="paragraph" style:parent-style-name="Table_20_Contents">
      <style:text-properties officeooo:rsid="0027779e" officeooo:paragraph-rsid="0027779e"/>
    </style:style>
    <style:style style:name="P58" style:family="paragraph" style:parent-style-name="Table_20_Contents">
      <style:text-properties officeooo:rsid="0027779e" officeooo:paragraph-rsid="004050a9"/>
    </style:style>
    <style:style style:name="P59" style:family="paragraph" style:parent-style-name="Table_20_Contents">
      <style:text-properties officeooo:rsid="003e78af" officeooo:paragraph-rsid="003e78af"/>
    </style:style>
    <style:style style:name="P60" style:family="paragraph" style:parent-style-name="Table_20_Contents">
      <style:text-properties officeooo:rsid="0027782c" officeooo:paragraph-rsid="004050a9"/>
    </style:style>
    <style:style style:name="P61" style:family="paragraph" style:parent-style-name="Table_20_Contents">
      <style:text-properties officeooo:rsid="0029b460" officeooo:paragraph-rsid="004050a9"/>
    </style:style>
    <style:style style:name="P62" style:family="paragraph" style:parent-style-name="Table_20_Contents">
      <style:text-properties officeooo:rsid="0029b460" officeooo:paragraph-rsid="00449ae7"/>
    </style:style>
    <style:style style:name="P63" style:family="paragraph" style:parent-style-name="Table_20_Contents">
      <style:text-properties officeooo:paragraph-rsid="004050a9"/>
    </style:style>
    <style:style style:name="P64" style:family="paragraph" style:parent-style-name="Table_20_Contents">
      <style:text-properties officeooo:rsid="004050a9" officeooo:paragraph-rsid="004050a9"/>
    </style:style>
    <style:style style:name="P65" style:family="paragraph" style:parent-style-name="Table_20_Contents">
      <style:text-properties officeooo:rsid="00424ccb" officeooo:paragraph-rsid="00424ccb"/>
    </style:style>
    <style:style style:name="P66" style:family="paragraph" style:parent-style-name="Table_20_Contents">
      <style:text-properties officeooo:rsid="00424ccb" officeooo:paragraph-rsid="00449ae7"/>
    </style:style>
    <style:style style:name="P67" style:family="paragraph" style:parent-style-name="Table_20_Contents">
      <style:text-properties officeooo:rsid="00437c3c" officeooo:paragraph-rsid="00449ae7"/>
    </style:style>
    <style:style style:name="P68" style:family="paragraph" style:parent-style-name="Table_20_Contents">
      <style:text-properties officeooo:paragraph-rsid="00449ae7"/>
    </style:style>
    <style:style style:name="P69" style:family="paragraph" style:parent-style-name="Table_20_Contents">
      <style:text-properties officeooo:paragraph-rsid="002f21ff"/>
    </style:style>
    <style:style style:name="P70" style:family="paragraph" style:parent-style-name="Table_20_Contents">
      <style:text-properties officeooo:rsid="002f21ff" officeooo:paragraph-rsid="002f21ff"/>
    </style:style>
    <style:style style:name="P71" style:family="paragraph" style:parent-style-name="Table_20_Contents">
      <style:text-properties officeooo:rsid="002f21ff" officeooo:paragraph-rsid="007ba9dd"/>
    </style:style>
    <style:style style:name="P72" style:family="paragraph" style:parent-style-name="Table_20_Contents">
      <style:text-properties officeooo:rsid="00449ae7" officeooo:paragraph-rsid="00449ae7"/>
    </style:style>
    <style:style style:name="P73" style:family="paragraph" style:parent-style-name="Table_20_Contents">
      <style:text-properties officeooo:rsid="00466009" officeooo:paragraph-rsid="00466009"/>
    </style:style>
    <style:style style:name="P74" style:family="paragraph" style:parent-style-name="Table_20_Contents">
      <style:text-properties officeooo:rsid="00620601" officeooo:paragraph-rsid="00620601"/>
    </style:style>
    <style:style style:name="P75" style:family="paragraph" style:parent-style-name="Table_20_Contents">
      <style:text-properties fo:font-style="normal" officeooo:rsid="00620601" officeooo:paragraph-rsid="00620601" style:font-style-asian="normal" style:font-style-complex="normal"/>
    </style:style>
    <style:style style:name="P76" style:family="paragraph" style:parent-style-name="Table_20_Contents">
      <style:text-properties fo:color="#999999" loext:opacity="100%" fo:font-style="italic" officeooo:rsid="0046f1fb" officeooo:paragraph-rsid="0046f1fb" style:font-style-asian="italic" style:font-style-complex="italic"/>
    </style:style>
    <style:style style:name="P77" style:family="paragraph" style:parent-style-name="Table_20_Contents">
      <style:text-properties fo:color="#999999" loext:opacity="100%" fo:font-style="italic" officeooo:rsid="0046f1fb" officeooo:paragraph-rsid="00620601" style:font-style-asian="italic" style:font-style-complex="italic"/>
    </style:style>
    <style:style style:name="P78" style:family="paragraph" style:parent-style-name="Table_20_Contents">
      <style:text-properties officeooo:rsid="007ba9dd" officeooo:paragraph-rsid="007ba9dd"/>
    </style:style>
    <style:style style:name="P79" style:family="paragraph" style:parent-style-name="Table_20_Contents">
      <style:text-properties officeooo:rsid="0078a556" officeooo:paragraph-rsid="0078a556"/>
    </style:style>
    <style:style style:name="P80" style:family="paragraph" style:parent-style-name="Text_20_body">
      <style:text-properties officeooo:rsid="003f3c32" officeooo:paragraph-rsid="003f3c32"/>
    </style:style>
    <style:style style:name="P81" style:family="paragraph" style:parent-style-name="Text_20_body">
      <style:text-properties officeooo:rsid="004050a9" officeooo:paragraph-rsid="00466009"/>
    </style:style>
    <style:style style:name="P82" style:family="paragraph" style:parent-style-name="Text_20_body">
      <style:text-properties officeooo:rsid="00424ccb" officeooo:paragraph-rsid="00466009"/>
    </style:style>
    <style:style style:name="P83" style:family="paragraph" style:parent-style-name="Text_20_body">
      <style:text-properties officeooo:rsid="00424ccb" officeooo:paragraph-rsid="00449ae7"/>
    </style:style>
    <style:style style:name="P84" style:family="paragraph" style:parent-style-name="Text_20_body">
      <style:text-properties officeooo:rsid="002f21ff" officeooo:paragraph-rsid="00449ae7"/>
    </style:style>
    <style:style style:name="P85" style:family="paragraph" style:parent-style-name="Text_20_body">
      <style:text-properties officeooo:paragraph-rsid="00466009"/>
    </style:style>
    <style:style style:name="P86" style:family="paragraph" style:parent-style-name="Contents_20_2">
      <style:paragraph-properties>
        <style:tab-stops>
          <style:tab-stop style:position="6.4929in" style:type="right" style:leader-style="dotted" style:leader-text="."/>
        </style:tab-stops>
      </style:paragraph-properties>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2">
      <style:text-properties officeooo:paragraph-rsid="00271780"/>
    </style:style>
    <style:style style:name="P90" style:family="paragraph" style:parent-style-name="Heading_20_2">
      <style:text-properties officeooo:paragraph-rsid="004050a9"/>
    </style:style>
    <style:style style:name="P91" style:family="paragraph" style:parent-style-name="Standard" style:list-style-name="L1">
      <style:text-properties officeooo:rsid="00386b35" officeooo:paragraph-rsid="00386b35"/>
    </style:style>
    <style:style style:name="P92" style:family="paragraph" style:parent-style-name="Standard" style:list-style-name="L2">
      <style:text-properties officeooo:rsid="0023ed2a" officeooo:paragraph-rsid="0023ed2a"/>
    </style:style>
    <style:style style:name="P93" style:family="paragraph" style:parent-style-name="Standard" style:list-style-name="L2">
      <style:text-properties officeooo:rsid="0025182c" officeooo:paragraph-rsid="0025182c"/>
    </style:style>
    <style:style style:name="P94" style:family="paragraph" style:parent-style-name="Standard">
      <style:text-properties officeooo:rsid="00864570" officeooo:paragraph-rsid="00864570"/>
    </style:style>
    <style:style style:name="P95" style:family="paragraph" style:parent-style-name="Standard" style:list-style-name="L4"/>
    <style:style style:name="P96" style:family="paragraph" style:parent-style-name="Standard" style:list-style-name="L5"/>
    <style:style style:name="P97" style:family="paragraph" style:parent-style-name="Standard" style:list-style-name="L5">
      <style:text-properties officeooo:paragraph-rsid="00649d29"/>
    </style:style>
    <style:style style:name="P98" style:family="paragraph" style:parent-style-name="Standard" style:list-style-name="L6"/>
    <style:style style:name="P99" style:family="paragraph" style:parent-style-name="Standard" style:list-style-name="L6">
      <style:text-properties officeooo:rsid="00581ca5" officeooo:paragraph-rsid="00581ca5"/>
    </style:style>
    <style:style style:name="P100" style:family="paragraph" style:parent-style-name="Standard" style:list-style-name="L7">
      <style:text-properties officeooo:rsid="00649d60" officeooo:paragraph-rsid="00649d60"/>
    </style:style>
    <style:style style:name="P101" style:family="paragraph" style:parent-style-name="Table_20_Contents" style:list-style-name="L3">
      <style:text-properties officeooo:paragraph-rsid="0078a556"/>
    </style:style>
    <style:style style:name="P102" style:family="paragraph" style:parent-style-name="Table_20_Contents" style:list-style-name="L3">
      <style:text-properties officeooo:paragraph-rsid="007c66f7"/>
    </style:style>
    <style:style style:name="P103" style:family="paragraph" style:parent-style-name="Table_20_Contents" style:list-style-name="L3">
      <style:text-properties officeooo:rsid="0078a556" officeooo:paragraph-rsid="0078a556"/>
    </style:style>
    <style:style style:name="T1" style:family="text">
      <style:text-properties officeooo:rsid="0015c081"/>
    </style:style>
    <style:style style:name="T2" style:family="text">
      <style:text-properties officeooo:rsid="0023176e"/>
    </style:style>
    <style:style style:name="T3" style:family="text">
      <style:text-properties officeooo:rsid="0023ed2a"/>
    </style:style>
    <style:style style:name="T4" style:family="text">
      <style:text-properties officeooo:rsid="0025182c"/>
    </style:style>
    <style:style style:name="T5" style:family="text">
      <style:text-properties officeooo:rsid="00271780"/>
    </style:style>
    <style:style style:name="T6" style:family="text">
      <style:text-properties officeooo:rsid="0027779e"/>
    </style:style>
    <style:style style:name="T7" style:family="text">
      <style:text-properties officeooo:rsid="002949aa"/>
    </style:style>
    <style:style style:name="T8" style:family="text">
      <style:text-properties officeooo:rsid="00386b35"/>
    </style:style>
    <style:style style:name="T9" style:family="text">
      <style:text-properties officeooo:rsid="003c82e5"/>
    </style:style>
    <style:style style:name="T10" style:family="text">
      <style:text-properties officeooo:rsid="003e3546"/>
    </style:style>
    <style:style style:name="T11" style:family="text">
      <style:text-properties officeooo:rsid="003e78af"/>
    </style:style>
    <style:style style:name="T12" style:family="text">
      <style:text-properties officeooo:rsid="003f3c32"/>
    </style:style>
    <style:style style:name="T13" style:family="text">
      <style:text-properties officeooo:rsid="00449ae7"/>
    </style:style>
    <style:style style:name="T14" style:family="text">
      <style:text-properties officeooo:rsid="004b857c"/>
    </style:style>
    <style:style style:name="T15" style:family="text">
      <style:text-properties officeooo:rsid="004d2abf"/>
    </style:style>
    <style:style style:name="T16" style:family="text">
      <style:text-properties officeooo:rsid="00566668"/>
    </style:style>
    <style:style style:name="T17" style:family="text">
      <style:text-properties officeooo:rsid="0065a27c"/>
    </style:style>
    <style:style style:name="T18" style:family="text">
      <style:text-properties officeooo:rsid="006b740f"/>
    </style:style>
    <style:style style:name="T19" style:family="text">
      <style:text-properties officeooo:rsid="006d2da0"/>
    </style:style>
    <style:style style:name="T20" style:family="text">
      <style:text-properties officeooo:rsid="0076e756"/>
    </style:style>
    <style:style style:name="T21" style:family="text">
      <style:text-properties officeooo:rsid="0078a556"/>
    </style:style>
    <style:style style:name="T22" style:family="text">
      <style:text-properties officeooo:rsid="0031818d"/>
    </style:style>
    <style:style style:name="T23" style:family="text">
      <style:text-properties officeooo:rsid="007c66f7"/>
    </style:style>
    <style:style style:name="T24" style:family="text">
      <style:text-properties officeooo:rsid="007fc174"/>
    </style:style>
    <style:style style:name="T25" style:family="text">
      <style:text-properties officeooo:rsid="00825cb0"/>
    </style:style>
    <style:style style:name="T26" style:family="text">
      <style:text-properties officeooo:rsid="00864570"/>
    </style:style>
    <style:style style:name="T27" style:family="text">
      <style:text-properties officeooo:rsid="00bd73e1"/>
    </style:style>
    <style:style style:name="T28" style:family="text">
      <style:text-properties officeooo:rsid="0088202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veri:n käyttöönoton ohjeistus ja tarkastuslista</text:p>
      <text:p text:style-name="P17"/>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87"><text:a xlink:type="simple" xlink:href="#__RefHeading___Toc105_590504508" text:style-name="Index_20_Link" text:visited-style-name="Index_20_Link">1 <text:s/>Koha-asennuskohtaiset yhteiset pelisäännöt<text:tab/>2</text:a></text:p>
          <text:p text:style-name="P87"><text:a xlink:type="simple" xlink:href="#__RefHeading___Toc1139_1623427120" text:style-name="Index_20_Link" text:visited-style-name="Index_20_Link">2 <text:s/>Kirjaston fyysinen laitteen asennus<text:tab/>2</text:a></text:p>
          <text:p text:style-name="P86"><text:a xlink:type="simple" xlink:href="#__RefHeading___Toc1141_1623427120" text:style-name="Index_20_Link" text:visited-style-name="Index_20_Link">2.1 <text:s/>Asennuspaikka<text:tab/>2</text:a></text:p>
          <text:p text:style-name="P86"><text:a xlink:type="simple" xlink:href="#__RefHeading___Toc1143_1623427120" text:style-name="Index_20_Link" text:visited-style-name="Index_20_Link">2.2 <text:s/>Älylaitteen sijainti<text:tab/>2</text:a></text:p>
          <text:p text:style-name="P86"><text:a xlink:type="simple" xlink:href="#__RefHeading___Toc1145_1623427120" text:style-name="Index_20_Link" text:visited-style-name="Index_20_Link">2.3 <text:s/>ATK-pistoke ja kaapelin veto talojakomoon<text:tab/>2</text:a></text:p>
          <text:p text:style-name="P86"><text:a xlink:type="simple" xlink:href="#__RefHeading___Toc1147_1623427120" text:style-name="Index_20_Link" text:visited-style-name="Index_20_Link">2.4 <text:s/>Verkkovirtapistokkeet<text:tab/>3</text:a></text:p>
          <text:p text:style-name="P86"><text:a xlink:type="simple" xlink:href="#__RefHeading___Toc1149_1623427120" text:style-name="Index_20_Link" text:visited-style-name="Index_20_Link">2.5 <text:s/>Läpiviennit<text:tab/>3</text:a></text:p>
          <text:p text:style-name="P86"><text:a xlink:type="simple" xlink:href="#__RefHeading___Toc1151_1623427120" text:style-name="Index_20_Link" text:visited-style-name="Index_20_Link">2.6 <text:s/>Sähkölukkokytkentä<text:tab/>3</text:a></text:p>
          <text:p text:style-name="P86"><text:a xlink:type="simple" xlink:href="#__RefHeading___Toc1153_1623427120" text:style-name="Index_20_Link" text:visited-style-name="Index_20_Link">2.7 <text:s/>Kaapeleiden kotelointi<text:tab/>3</text:a></text:p>
          <text:p text:style-name="P86"><text:a xlink:type="simple" xlink:href="#__RefHeading___Toc1155_1623427120" text:style-name="Index_20_Link" text:visited-style-name="Index_20_Link">2.8 <text:s/>Älylaitteen verhoilu<text:tab/>3</text:a></text:p>
          <text:p text:style-name="P86"><text:a xlink:type="simple" xlink:href="#__RefHeading___Toc1157_1623427120" text:style-name="Index_20_Link" text:visited-style-name="Index_20_Link">2.9 <text:s/>Palomuuriavaukset ja etähuoltoyhteys<text:tab/>3</text:a></text:p>
          <text:p text:style-name="P87"><text:a xlink:type="simple" xlink:href="#__RefHeading___Toc1159_1623427120" text:style-name="Index_20_Link" text:visited-style-name="Index_20_Link">3 <text:s/>Kirjastokohtaiset Toverin asetukset<text:tab/>4</text:a></text:p>
          <text:p text:style-name="P86"><text:a xlink:type="simple" xlink:href="#__RefHeading___Toc1161_1623427120" text:style-name="Index_20_Link" text:visited-style-name="Index_20_Link">3.1 <text:s/>Sähkölukon avaussignaalin pituus<text:tab/>4</text:a></text:p>
          <text:p text:style-name="P86"><text:a xlink:type="simple" xlink:href="#__RefHeading___Toc1163_1623427120" text:style-name="Index_20_Link" text:visited-style-name="Index_20_Link">3.2 <text:s/>Omatoimiajat<text:tab/>4</text:a></text:p>
          <text:p text:style-name="P86"><text:a xlink:type="simple" xlink:href="#__RefHeading___Toc3868_112197525" text:style-name="Index_20_Link" text:visited-style-name="Index_20_Link">3.3 <text:s/>Toveri-käyttäjä Kohassa<text:tab/>4</text:a></text:p>
          <text:p text:style-name="P87"><text:a xlink:type="simple" xlink:href="#__RefHeading___Toc1165_1623427120" text:style-name="Index_20_Link" text:visited-style-name="Index_20_Link">4 <text:s/>Kirjastokohtaiset omatoimipalvelun muut asiat<text:tab/>4</text:a></text:p>
          <text:p text:style-name="P86"><text:a xlink:type="simple" xlink:href="#__RefHeading___Toc1167_1623427120" text:style-name="Index_20_Link" text:visited-style-name="Index_20_Link">4.1 <text:s/>Miten asiakkaat ajetaan pois omatoimiajan päätyttyä?<text:tab/>5</text:a></text:p>
          <text:p text:style-name="P86"><text:a xlink:type="simple" xlink:href="#__RefHeading___Toc1310_1623427120" text:style-name="Index_20_Link" text:visited-style-name="Index_20_Link">4.2 <text:s/>Taulukon lyhenteiden selitykset ja yhteystiedot<text:tab/>5</text:a></text:p>
          <text:p text:style-name="P86"><text:a xlink:type="simple" xlink:href="#__RefHeading___Toc1169_1623427120" text:style-name="Index_20_Link" text:visited-style-name="Index_20_Link">4.3 <text:s/>Laitteen asennus<text:tab/>6</text:a></text:p>
          <text:p text:style-name="P86"><text:a xlink:type="simple" xlink:href="#__RefHeading___Toc1171_1623427120" text:style-name="Index_20_Link" text:visited-style-name="Index_20_Link">4.4 <text:s/>Kirjastokohtaiset Toverin asetukset<text:tab/>7</text:a></text:p>
          <text:p text:style-name="P86"><text:a xlink:type="simple" xlink:href="#__RefHeading___Toc1173_1623427120" text:style-name="Index_20_Link" text:visited-style-name="Index_20_Link">4.5 <text:s/>Kirjastokohtaiset omatoimipalvelun muut asiat<text:tab/>7</text:a></text:p>
          <text:p text:style-name="P87"><text:a xlink:type="simple" xlink:href="#__RefHeading___Toc2938_1623427120" text:style-name="Index_20_Link" text:visited-style-name="Index_20_Link">5 <text:s/>Takuuvaiheen vastuut ja yhteystiedot<text:tab/>8</text:a></text:p>
          <text:p text:style-name="P86"><text:a xlink:type="simple" xlink:href="#__RefHeading___Toc2979_1623427120" text:style-name="Index_20_Link" text:visited-style-name="Index_20_Link">5.1 Toveri-vikaselvitysprosessi<text:tab/>8</text:a></text:p>
        </text:index-body>
      </text:table-of-content>
      <text:p text:style-name="P26"/>
      <text:h text:style-name="P88" text:outline-level="1"><text:bookmark-start text:name="__RefHeading___Toc105_590504508"/><text:span text:style-name="T1"><text:s/>Koha-asennuskohtaiset</text:span> yhteiset pelisäännöt<text:bookmark-end text:name="__RefHeading___Toc105_590504508"/></text:h>
      <text:p text:style-name="P1">Kun Koha-asennuksessa päätetään <text:span text:style-name="T8">siirtyä omatoimiaikaan, on sovittava </text:span>yhteisistä omatoimen pelisäännöistä. <text:span text:style-name="T8">O</text:span>n tärkeää pyrkiä yhteisiin käytäntöihin. Tämä on kaikista selkeintä asiakkaillemme, halki kuntarajojen.</text:p>
      <text:p text:style-name="P1"/>
      <text:p text:style-name="P34">Toveri käyttää Kohan itsepalveluoikeuden tarkastusrajapintaa,</text:p>
      <text:list xml:id="list1616609435" text:style-name="L1">
        <text:list-item>
          <text:p text:style-name="P91">/api/v1/borrowers/ssstatus</text:p>
        </text:list-item>
      </text:list>
      <text:p text:style-name="P19"/>
      <text:p text:style-name="P19"><text:span text:style-name="T8">joka parametroidaan Kohassa järjestelmäasetuksilla ‘SSRules’ ja ‘</text:span>OpeningHours<text:span text:style-name="T8">’. Toveri noudattaa siis Kohan säädöksiä, ja pelkästään muistaa kävijöiden käyttöoikeustilanteen.</text:span></text:p>
      <text:p text:style-name="P1"/>
      <text:p text:style-name="P35">Asetukset on dokumentoitu Kohan pääkäyttäjätyökalussa.</text:p>
      <text:h text:style-name="Heading_20_1" text:outline-level="1"><text:bookmark-start text:name="__RefHeading___Toc1139_1623427120"/><text:s/>Kirjaston fyysinen laitteen asennus<text:bookmark-end text:name="__RefHeading___Toc1139_1623427120"/></text:h>
      <text:p text:style-name="P2">Toverin asennus vaatii onnistuakseen usean toimijan yhteistyötä. <text:span text:style-name="T2">Monta asiaa pitää huolehtia ennen Toverin asentamista kohteeseen. Ennakkoon asioiden hoitaminen on oleellista, koska avainhenkilöt eivät ole aina tavoitettavissa, tai voivat äkillisen syyn takia olla estyneitä, asennusajankohdassa. Lisäksi asioiden hoitaminen paikan päällä lisää Toveri-asentajan työmäärää asennuspaikassa ja voi viivästyttää asennuksen monipäiväiseksi.</text:span></text:p>
      <text:p text:style-name="P2"/>
      <text:p text:style-name="P3">Tarkemmat kuvaukset eri työvaiheista löytyy asiakirjasta ‘Physical_install_FI.odt’</text:p>
      <text:p text:style-name="P3"/>
      <text:p text:style-name="P11">Asennuksen valmistelussa kannattaa ottaa hyvät valokuvat asennuskohteesta. Videopuhelun avulla saa hyvän käsityksen asennuskohteesta ja oikeiden asennuspaikkojen valinta onnistuu sitäkin kautta. Valokuviin tehtyjen merkintöjen avulla on helppo kommunikoida asennus/työtarpeet kaikille osapuolille. Turha matkustaminen asennuskohteisiin on kallista ennenkaikkea työn tilaajalle.</text:p>
      <text:h text:style-name="P89" text:outline-level="2"><text:bookmark-start text:name="__RefHeading___Toc1141_1623427120"/><text:s/>Asennuspaikka<text:bookmark-end text:name="__RefHeading___Toc1141_1623427120"/></text:h>
      <text:p text:style-name="P6">Ulkopuolen asennuspaikan pitää olla esteettömästi saavutettava, mistä esim pyörätuolilla on mahdollista päästä avatusta ovesta sisään järkevässä ajassa. Asennuspaikan ei tarvitse olla suojassa kosteudelta, sillä Toveri on vedenpitävä ylhäältä ja sivuilta tulevaa kosteuskuormaa vastaan.</text:p>
      <text:p text:style-name="P9">Katso Läpiviennit-kohdsta rajoitteet paikan valintaan.</text:p>
      <text:h text:style-name="P89" text:outline-level="2"><text:bookmark-start text:name="__RefHeading___Toc1143_1623427120"/><text:s/>Älylaitteen sijainti<text:bookmark-end text:name="__RefHeading___Toc1143_1623427120"/></text:h>
      <text:p text:style-name="P6">Sisäpuolelle asennettava älylaite (Raspberry Pi) on laitettava sellaiseen paikkaan, missä asiakkaat eivät pääse helposti sitä räpläämään. Älylaite on suojattu helpolta sorkkimiselta, mutta on mahdollista hakkeroida Älylaite poistamalla muistikortti, muokkaamalla sitä ja asettamalla se takaisin paikoilleen.</text:p>
      <text:p text:style-name="P6"/>
      <text:p text:style-name="P8">Älylaitteen ja Toverin välinen maksimietäisyys on 5m, koska tällöin voidaan käyttää yksinkertaista kaapelointia eikä erillisiä signaalinvahvistimia tarvita.</text:p>
      <text:h text:style-name="Heading_20_2" text:outline-level="2"><text:bookmark-start text:name="__RefHeading___Toc1145_1623427120"/><text:s/>ATK-pistoke <text:span text:style-name="T5">ja kaapelin veto </text:span>talojakomoon<text:bookmark-end text:name="__RefHeading___Toc1145_1623427120"/></text:h>
      <text:p text:style-name="P4">Toveri tarvitsee yhden RJ45-pistokkeen (ATK-pistoke), joka pitää kytkeä talojakomoon. Sähkömies asentaa nämä yhdessä kirjaston edustajan kanssa sovittuun paikkaan lähelle Toverin älylaitetta. <text:span text:style-name="T10">Kaapeli voidaan vetää myös tarvittaessa pinta-asennuksena tai kaapeli voidaan tuoda suoraan Toveriin ilman erillistä rasiointia.</text:span></text:p>
      <text:h text:style-name="Heading_20_2" text:outline-level="2"><text:bookmark-start text:name="__RefHeading___Toc1147_1623427120"/><text:soft-page-break/><text:s/>Verkkovirtapistokkeet<text:bookmark-end text:name="__RefHeading___Toc1147_1623427120"/></text:h>
      <text:p text:style-name="P4">Toveri tarvitsee verkkovirtapistok<text:span text:style-name="T9">keen</text:span>. Sähkömies asentaa nämä yhdessä kirjaston edustajan kanssa sovittuun paikkaan lähelle Toverin älylaitetta. <text:span text:style-name="T10">Tarvittaessa voidaan käyttää jatkojohtoa.</text:span></text:p>
      <text:h text:style-name="Heading_20_2" text:outline-level="2"><text:bookmark-start text:name="__RefHeading___Toc1149_1623427120"/><text:s/>Läpiviennit<text:bookmark-end text:name="__RefHeading___Toc1149_1623427120"/></text:h>
      <text:p text:style-name="P3">Rakennuksen ulkoseinästä pitää porata <text:span text:style-name="T24">30</text:span>mm halkaisijalla oleva läpivienti sisätilaan Toverin kaapelointia varten. <text:span text:style-name="T3">Läpivienti tulee ulkoseinän puolelta mitattuna 115cm korkeudelle lattiasta/maasta. </text:span>Läpiviennin tekemisessä pitää huomioida helppo <text:span text:style-name="T3">sisäpuolen </text:span>peitettävyys kaapelikotelolla tai muu tapa verhoilla rumat jäljet.<text:line-break/>Läpiviennin sisälle asennetaan <text:span text:style-name="T25">30</text:span>mm halkaisijalla oleva sähkö/asennusputki, joka tulee <text:span text:style-name="T3">8mm ulkoseinästä ulospäin, ja 0mm sisäseinästä ulospäin.</text:span></text:p>
      <text:p text:style-name="P9">Toveri asetetaan sähköputken päälle siten, että putken pää menee Toverin keskiosasta sisäpuolelle, muodostaen vesitiiviin liitoksen.</text:p>
      <text:h text:style-name="Heading_20_2" text:outline-level="2"><text:bookmark-start text:name="__RefHeading___Toc1151_1623427120"/><text:s/><text:bookmark-start text:name="Sähkölukkokytkentä"/>Sähkölukkokytkentä<text:bookmark-end text:name="__RefHeading___Toc1151_1623427120"/><text:bookmark-end text:name="Sähkölukkokytkentä"/></text:h>
      <text:p text:style-name="P5">Toveri ohjaa sähkölukkoa ulkoisen releboksin kautta, josta on valmiina ulkona kaksi merkattua piuhaa, joihin sähkölukko kytketään. Toveri sulkee releen ohjaaman potentiovapaan virtapiirin oven avaamisen merkiksi.</text:p>
      <text:p text:style-name="P5"/>
      <text:p text:style-name="P5">Sähkölukkokytkennässä pitää sopia sähkölukon toimittajan kanssa:</text:p>
      <text:list xml:id="list3294527193" text:style-name="L2">
        <text:list-item>
          <text:p text:style-name="P92">Vastaako sähkölukon toimittaja vai Toveri, omatoimikirjaston <text:span text:style-name="T4">sähkölukittavien ovien auki pitämisestä normaaleina aukioloaikoina?</text:span></text:p>
        </text:list-item>
        <text:list-item>
          <text:p text:style-name="P93">Antaako Toveri sähkölukolle avaussignaalin, vai pitääkö Toverin pitää ovirelettä suljettuna niin kauan kuin sähkölukittuja ovia halutaan pitää auki?</text:p>
        </text:list-item>
        <text:list-item>
          <text:p text:style-name="P93">Miten mahdolliset murtohälyttimet toimivat Toverin kanssa?</text:p>
        </text:list-item>
      </text:list>
      <text:h text:style-name="Heading_20_2" text:outline-level="2"><text:bookmark-start text:name="__RefHeading___Toc1153_1623427120"/><text:s/>Kaapeleiden kotelointi<text:bookmark-end text:name="__RefHeading___Toc1153_1623427120"/></text:h>
      <text:p text:style-name="P7">Kaapeleille pitää suunnitella sisäpuolelle reitti miten ne viedään Älylaitteelle. Reitti pitää pystyä koteloimaan tai verhoilemaan siististi.</text:p>
      <text:p text:style-name="P11">Kaapelikotelon <text:span text:style-name="T7">läpimitoiksi riittää 30x10mm, tyypillisesti 4m kaapelikoteloa riittää asennuskohdetta kohden.</text:span></text:p>
      <text:h text:style-name="Heading_20_2" text:outline-level="2"><text:bookmark-start text:name="__RefHeading___Toc1155_1623427120"/><text:s/>Älylaitteen verhoilu<text:bookmark-end text:name="__RefHeading___Toc1155_1623427120"/></text:h>
      <text:p text:style-name="P7">Älylaitteen ympärille muodostuu valtava piuha- ja muuntajahärdelli. Se on syytä verhoilla, esim. nätilla IKEA:n kaapilla tai puisella verhoilulevyllä. Älylaitteelle on tarpeellistä päästä tekemään huoltotoimenpiteitä, joten verhoilu/kaappi pitää olla avattavissa.</text:p>
      <text:p text:style-name="P11">Usein verhoilua pääsee suunnittelemaan vasta sitten kun Toveri on jo asennettu. Voi olla vaikea arvioida mihin mm. tilatut pistokkeet tarkalleen asentuvat.</text:p>
      <text:h text:style-name="Heading_20_2" text:outline-level="2"><text:bookmark-start text:name="__RefHeading___Toc1157_1623427120"/><text:s/>Palomuuriavaukset ja etähuoltoyhteys<text:bookmark-end text:name="__RefHeading___Toc1157_1623427120"/></text:h>
      <text:p text:style-name="P7">Älylaitteesta pitää saada muodostettua yhteys Koha-palvelimen porttiin :<text:span text:style-name="T18">TCP</text:span>443 <text:span text:style-name="T19">asiakkaan omatoimikelpoisuuden tarkistamiseksi.</text:span></text:p>
      <text:p text:style-name="P36"/>
      <text:p text:style-name="P37">Älylaitteesta pitää saada muodostettua yhteys julkiseen internetiin porttiin :TCP22 Toveri-keskuspalvelimen huoltoyhteyttä varten. Älylaite avaa käänteisen huoltotunnelin käyttäen turvallisia ssh-avaimia, jota pitkin keskuspalvelimelta saadaan muodostettua yhteys.</text:p>
      <text:p text:style-name="P7"/>
      <text:p text:style-name="P38">Älylaite tarvitsee normaalin pääsyn internetiin erilaisten ohjelmisto-, sekä käyttöjärjestelmäpäivitysten hakemiseksi.</text:p>
      <text:p text:style-name="P36"><text:soft-page-break/>Toveri ei tarvitse kiinteää (julkista tai sisäverkon) IP-osoitetta, mutta sellainen voidaan tarvittaessa asettaa paikallisten verkkoliikennekäytänteiden mukaisesti.</text:p>
      <text:p text:style-name="P7"/>
      <text:p text:style-name="P7">Palomuuriavauksista on syytä huolehtia hyvissä ajoin, sillä niiden toimivuudessa on <text:span text:style-name="T20">ollut </text:span>historiallisesti <text:span text:style-name="T20">haasteita</text:span>.</text:p>
      <text:p text:style-name="P12"/>
      <text:p text:style-name="P13">Palomuuriavaukset <text:span text:style-name="T20">pitää </text:span>testata etukäteen, tai ainakin varoittaa verkkoliikenteestä vastaavia tahoja asennusajankohdasta, että vastaavat puhelimeen.</text:p>
      <text:h text:style-name="Heading_20_1" text:outline-level="1"><text:bookmark-start text:name="__RefHeading___Toc1159_1623427120"/><text:s/>Kirjastokohtaiset Toverin asetukset<text:bookmark-end text:name="__RefHeading___Toc1159_1623427120"/></text:h>
      <text:p text:style-name="P14">Koha-asennus (organisaatio) -kohtaisten määrittelyjen lisäksi, jokainen Toveri pitää parametroida toimimaan kirjastokohtaisesti optimaalisesti.</text:p>
      <text:h text:style-name="Heading_20_2" text:outline-level="2">Toverin kotelon <text:span text:style-name="T26">ja kaiverrusten </text:span>valinta</text:h>
      <text:p text:style-name="P42"><text:span text:style-name="T26">Jokaiselle Toverille tehdään meidän tehtalla oma kotelo. Asiakas voi valita </text:span><text:span text:style-name="T27">yhteistyökumppanimme materiaalipankista:</text:span></text:p>
      <text:p text:style-name="P43"><text:s text:c="4"/><text:a xlink:type="simple" xlink:href="https://cotter.co/materials/" text:style-name="Internet_20_link" text:visited-style-name="Visited_20_Internet_20_Link">https://cotter.co/materials/</text:a></text:p>
      <text:p text:style-name="P42"><text:span text:style-name="T26">h</text:span>aluamansa värin ja materiaalin, seuraavin rajoituksin:</text:p>
      <text:p text:style-name="P42">- <text:span text:style-name="T28">Huom, neon-acrylic on läpinäkyvää akryyliä.</text:span></text:p>
      <text:p text:style-name="P94">- Ulkotiloihin vain polykarbonaatti tai akryyli, paksuus 3mm.<text:line-break/>- Mattavärit saattavat pölyyntyä käytössä, vaikka näyttävätkin pääsääntöisesti erittäin hyvältä.<text:line-break/>- Sisätiloihin käy myös puiset materialit</text:p>
      <text:p text:style-name="P43"/>
      <text:p text:style-name="P42"><text:span text:style-name="T28">Toveriin saa omat kaiverrukset. Yksinkertaiset logot kuuluvat tarjoukseen.</text:span><text:span text:style-name="T27"><text:line-break/>Koteloon voidaan kaivertaa esimerkiksi Akseli Gallen Gallelan Kalevala-aiheisia maalauksia tai joku teidän kirjastollenne tärkeä asia, </text:span><text:span text:style-name="T28">johon teiltä tekijänoikeus löytyy.</text:span></text:p>
      <text:p text:style-name="P43">Jos kaiverrukset ovat erityisen vaativia, pyy<text:span text:style-name="T28">detään</text:span> lisähintaa <text:span text:style-name="T28">tarjouksen mukaisesti.</text:span></text:p>
      <text:p text:style-name="P43"/>
      <text:p text:style-name="P44"><text:span text:style-name="T28">Toimita logot ja kuvat mieluiten vektorigrafiikkaformaatissa. Tarvittaessa m</text:span>e hoidamme kuvien muuntamisen kaiverrusmuotoon, <text:span text:style-name="T28">sekä yksinkertaistamme niitä laserkaiverrukseen sopivaksi.</text:span></text:p>
      <text:p text:style-name="P44"/>
      <text:p text:style-name="P45">Esimerkkejä kaiveruksista ja koteloista löytyy täältä:<text:line-break/> <text:s text:c="3"/><text:a xlink:type="simple" xlink:href="https://github.com/Hypernova-Oy/emb-toveri/tree/master/Pictures/Enclosures" text:style-name="Internet_20_link" text:visited-style-name="Visited_20_Internet_20_Link">https://github.com/Hypernova-Oy/emb-toveri/tree/master/Pictures/Enclosures</text:a></text:p>
      <text:h text:style-name="Heading_20_2" text:outline-level="2"><text:bookmark-start text:name="__RefHeading___Toc1161_1623427120"/><text:s/>Sähkölukon avaussignaalin pituus<text:bookmark-end text:name="__RefHeading___Toc1161_1623427120"/></text:h>
      <text:p text:style-name="P14">Riippuen siitä pitääkö Toverin pitää sähkölukko auki, vai antaako Toveri signaalin taloautomaatio-ohjelmistolle, pitää määrittää miten pitkään Toverin ovenavausrele antaa ohjaussignaalia sähkölukolle.</text:p>
      <text:p text:style-name="P14"/>
      <text:p text:style-name="P14">Jos Toveri ohjaa sähkölukkoa suoraan, ohjaussignaalin pituus on se aika kun sähkölukot pysyvät auki hyväksytyn asiakkaan tunnistautumisen jälkeen.</text:p>
      <text:p text:style-name="P14"/>
      <text:p text:style-name="P14">Jos Toveri antaa ohjaussignaalin taloautomaatio-ohjelmalle, lyhyt 1000ms impulssi riittänee.</text:p>
      <text:p text:style-name="P14"/>
      <text:p text:style-name="P14">ks. kappale “<text:a xlink:type="simple" xlink:href="#Sähkölukkokytkentä" text:style-name="Internet_20_link" text:visited-style-name="Visited_20_Internet_20_Link">Sähkölukkokytkentä</text:a>”</text:p>
      <text:h text:style-name="Heading_20_2" text:outline-level="2"><text:bookmark-start text:name="__RefHeading___Toc1163_1623427120"/><text:s/>Omatoimiajat<text:bookmark-end text:name="__RefHeading___Toc1163_1623427120"/></text:h>
      <text:p text:style-name="P16">Jokaiselle kirjastolle pitää määritellä se omatoimiaika, jolloin Toveri päästää uusia asiakkaita sisään.</text:p>
      <text:p text:style-name="P39">Tämä määrittely tapahtuu Kohassa.</text:p>
      <text:p text:style-name="P16">Toveri ei aja asiakkaita pois omatoimiajan päätyttyä.</text:p>
      <text:p text:style-name="P15"><text:soft-page-break/></text:p>
      <text:p text:style-name="P15">Parempi on mitä vähemmän poikkeuksia omatoimen aukioloajoissa on. Suositellaan, että käytetään säännöllisiä viikkoaukioloja, joka päivä, riippumatta erikoisista juhlapyhistä.</text:p>
      <text:h text:style-name="Heading_20_2" text:outline-level="2"><text:bookmark-start text:name="__RefHeading___Toc3868_112197525"/><text:s/><text:bookmark-start text:name="Toveri-käyttäjä Kohassa"/>Toveri-käyttäjä Kohassa<text:bookmark-end text:name="__RefHeading___Toc3868_112197525"/><text:bookmark-end text:name="Toveri-käyttäjä Kohassa"/></text:h>
      <text:p text:style-name="P79">Jokainen Toveri tarvitsee laitekohtaisen käyttäjä/asiakastilin Kohassa.</text:p>
      <text:p text:style-name="P79">Käyttäjälle pitää määritellä seuraavat asiat:</text:p>
      <text:list xml:id="list1028822328" text:style-name="L3">
        <text:list-item>
          <text:p text:style-name="P103">Asiakaslaji on automaatti tai vastaava</text:p>
        </text:list-item>
        <text:list-item>
          <text:p text:style-name="P103">Käyttäjätunnus on mallia ‘toveri.KIRJASTOKOODI’</text:p>
        </text:list-item>
        <text:list-item>
          <text:p text:style-name="P103">Toveri -käyttäjätilin kirjasto on asetettu oikein.</text:p>
        </text:list-item>
        <text:list-item>
          <text:p text:style-name="P103">Käyttäjätilin API-avain on luotu ja toimitettu Toveri-asentajalle.<text:line-break/>API-avaimen voi luoda virkailijatyökalussa osoitteessa [Etusivu › Asiakkaat › API-avaimet] ‘/cgi-bin/koha/members/apikeys.pl’</text:p>
        </text:list-item>
        <text:list-item>
          <text:p text:style-name="P101"><text:span text:style-name="T21">Käyttäjätilille on annettu oikeus ‘borrowers.</text:span>get_self_service_status<text:span text:style-name="T21">’</text:span></text:p>
        </text:list-item>
        <text:list-item>
          <text:p text:style-name="P102"><text:span text:style-name="T23">Omatoimikirjastopisteelle on asetettu viikoittaiset aukioloajat Kohan järjestelmäasetukseen ‘</text:span>OpeningHours<text:span text:style-name="T23">’.</text:span></text:p>
        </text:list-item>
      </text:list>
      <text:h text:style-name="Heading_20_1" text:outline-level="1"><text:bookmark-start text:name="__RefHeading___Toc1165_1623427120"/><text:s/>Kirjastokohtaiset omatoimipalvelun muut asiat<text:bookmark-end text:name="__RefHeading___Toc1165_1623427120"/></text:h>
      <text:p text:style-name="P20">Tässä kappaleessa kuvataan Toveri-asennuksen ja määrittelyn ulkopuolisia asioita, joita kirjaston on syytä ottaa huomioon asennuskohteessaan.</text:p>
      <text:h text:style-name="Heading_20_2" text:outline-level="2"><text:bookmark-start text:name="__RefHeading___Toc1167_1623427120"/><text:s/>Miten asiakkaat ajetaan pois omatoimiajan päätyttyä?<text:bookmark-end text:name="__RefHeading___Toc1167_1623427120"/></text:h>
      <text:p text:style-name="P20">Käytetäänkö aikaohjattuja valoja?<text:line-break/>Onko kuulutuksia?</text:p>
      <text:p text:style-name="P40"><text:span text:style-name="T22">Missä aikaohjauksien aikatauluja ylläpidetään? </text:span><text:bookmark-start text:name="Käyttöönoton tarkastuslomake"/><text:span text:style-name="T22">Käyttöönoton t</text:span>arkastuslomake<text:bookmark-end text:name="Käyttöönoton tarkastuslomake"/></text:p>
      <text:p text:style-name="P10">Ohessa on listattu kuvatut toimenpiteet, joista pitää huolehtia, että Toveri saadaan onnistuneesti asennettua.</text:p>
      <text:p text:style-name="P21">Tauluk<text:span text:style-name="T12">ot</text:span> noudattelee <text:a xlink:type="simple" xlink:href="https://fi.wikipedia.org/wiki/RACI" text:style-name="Internet_20_link" text:visited-style-name="Visited_20_Internet_20_Link">RACI</text:a>-tapaa.</text:p>
      <text:h text:style-name="Heading_20_2" text:outline-level="2"><text:bookmark-start text:name="__RefHeading___Toc1310_1623427120"/><text:s/>Taulukon lyhenteiden selitykset <text:span text:style-name="T13">ja yhteystiedot</text:span><text:bookmark-end text:name="__RefHeading___Toc1310_1623427120"/></text:h>
      <text:p text:style-name="P80">R - <text:span text:style-name="T6">“Kuka vastaa/</text:span>tekee<text:span text:style-name="T6">”-sarak</text:span>e. Kuka vastaa asian hoitamisesta tai delegoinnista käytännön tasolla.</text:p>
      <text:p text:style-name="P80">A- “Kuka on vastuussa” -sarake.</text:p>
      <text:p text:style-name="P80">C - “Ketä on konsultoitava” -sarake. Keneltä on kysyttävä mielipide.</text:p>
      <text:p text:style-name="Text_20_body">I - “Ketä on tiedotettava” -sarake. Kenelle on kerrottava työn edistymisestä.</text:p>
      <text:p text:style-name="Text_20_body"/>
      <table:table table:name="Table4" table:style-name="Table4">
        <table:table-column table:style-name="Table4.A"/>
        <table:table-column table:style-name="Table4.B"/>
        <table:table-column table:style-name="Table4.C"/>
        <table:table-row table:style-name="TableLine94341160778192">
          <table:table-cell table:style-name="Table4.A1" office:value-type="string">
            <text:p text:style-name="P55">Rooli</text:p>
          </table:table-cell>
          <table:table-cell table:style-name="Table4.A1" office:value-type="string">
            <text:p text:style-name="P56">Kuvaus</text:p>
          </table:table-cell>
          <table:table-cell table:style-name="Table4.C1" office:value-type="string">
            <text:p text:style-name="P56">Vastuuhenkilön yhteystieto</text:p>
          </table:table-cell>
        </table:table-row>
        <table:table-row table:style-name="TableLine94341163501600">
          <table:table-cell table:style-name="Table4.A2" office:value-type="string">
            <text:p text:style-name="P73">Koha</text:p>
          </table:table-cell>
          <table:table-cell table:style-name="Table4.A2" office:value-type="string">
            <text:p text:style-name="P85">Kohan pääkäytäjä</text:p>
          </table:table-cell>
          <table:table-cell table:style-name="Table4.C2" office:value-type="string">
            <text:p text:style-name="Table_20_Contents"/>
          </table:table-cell>
        </table:table-row>
        <table:table-row table:style-name="TableLine94341163503744">
          <table:table-cell table:style-name="Table4.A2" office:value-type="string">
            <text:p text:style-name="P73">Toveri</text:p>
          </table:table-cell>
          <table:table-cell table:style-name="Table4.A2" office:value-type="string">
            <text:p text:style-name="P81">Toverin toimittaja</text:p>
          </table:table-cell>
          <table:table-cell table:style-name="Table4.C2" office:value-type="string">
            <text:p text:style-name="Table_20_Contents"/>
          </table:table-cell>
        </table:table-row>
        <table:table-row table:style-name="TableLine94341143814624">
          <table:table-cell table:style-name="Table4.A2" office:value-type="string">
            <text:p text:style-name="P73">KH</text:p>
          </table:table-cell>
          <table:table-cell table:style-name="Table4.A2" office:value-type="string">
            <text:p text:style-name="P81">Kiinteistöhuolto</text:p>
          </table:table-cell>
          <table:table-cell table:style-name="Table4.C2" office:value-type="string">
            <text:p text:style-name="Table_20_Contents"/>
          </table:table-cell>
        </table:table-row>
        <table:table-row table:style-name="TableLine94341144614528">
          <table:table-cell table:style-name="Table4.A2" office:value-type="string">
            <text:p text:style-name="P73">PH</text:p>
          </table:table-cell>
          <table:table-cell table:style-name="Table4.A2" office:value-type="string">
            <text:p text:style-name="P82">Projektinhallinta</text:p>
          </table:table-cell>
          <table:table-cell table:style-name="Table4.C2" office:value-type="string">
            <text:p text:style-name="Table_20_Contents"/>
          </table:table-cell>
        </table:table-row>
        <table:table-row table:style-name="TableLine94341143904832">
          <table:table-cell table:style-name="Table4.A2" office:value-type="string">
            <text:p text:style-name="P73">Ovi</text:p>
          </table:table-cell>
          <table:table-cell table:style-name="Table4.A2" office:value-type="string">
            <text:p text:style-name="P82">Sähköovien toimittaja</text:p>
          </table:table-cell>
          <table:table-cell table:style-name="Table4.C2" office:value-type="string">
            <text:p text:style-name="Table_20_Contents"/>
          </table:table-cell>
        </table:table-row>
        <text:soft-page-break/>
        <table:table-row table:style-name="TableLine94341161997664">
          <table:table-cell table:style-name="Table4.A2" office:value-type="string">
            <text:p text:style-name="P73">ICT</text:p>
          </table:table-cell>
          <table:table-cell table:style-name="Table4.A2" office:value-type="string">
            <text:p text:style-name="P82">Verkko- ja tietoliikennetuki</text:p>
          </table:table-cell>
          <table:table-cell table:style-name="Table4.C2" office:value-type="string">
            <text:p text:style-name="Table_20_Contents"/>
          </table:table-cell>
        </table:table-row>
      </table:table>
      <text:p text:style-name="P83"/>
      <text:h text:style-name="P90" text:outline-level="2"><text:bookmark-start text:name="__RefHeading___Toc1169_1623427120"/><text:span text:style-name="T11"><text:s/>L</text:span>aitteen asennus<text:bookmark-end text:name="__RefHeading___Toc1169_1623427120"/></text:h>
      <table:table table:name="Table2" table:style-name="Table2">
        <table:table-column table:style-name="Table2.A"/>
        <table:table-column table:style-name="Table2.B"/>
        <table:table-column table:style-name="Table2.C"/>
        <table:table-column table:style-name="Table2.B"/>
        <table:table-column table:style-name="Table2.E"/>
        <table:table-row table:style-name="TableLine94341152111648">
          <table:table-cell table:style-name="Table2.A1" office:value-type="string">
            <text:p text:style-name="P49">Tehtävä</text:p>
          </table:table-cell>
          <table:table-cell table:style-name="Table2.A1" office:value-type="string">
            <text:p text:style-name="P51">R</text:p>
          </table:table-cell>
          <table:table-cell table:style-name="Table2.A1" office:value-type="string">
            <text:p text:style-name="P51">A</text:p>
          </table:table-cell>
          <table:table-cell table:style-name="Table2.A1" office:value-type="string">
            <text:p text:style-name="P53">C</text:p>
          </table:table-cell>
          <table:table-cell table:style-name="Table2.E1" office:value-type="string">
            <text:p text:style-name="P53">I</text:p>
          </table:table-cell>
        </table:table-row>
        <table:table-row table:style-name="TableLine94341144302880">
          <table:table-cell table:style-name="Table2.A2" office:value-type="string">
            <text:p text:style-name="P59">Onko Kohaan parametroitu omatoimen käyttösäännöt?</text:p>
          </table:table-cell>
          <table:table-cell table:style-name="Table2.A2" office:value-type="string">
            <text:p text:style-name="P59">Koha</text:p>
            <text:p text:style-name="P65"/>
          </table:table-cell>
          <table:table-cell table:style-name="Table2.A2" office:value-type="string">
            <text:p text:style-name="P65">PH</text:p>
          </table:table-cell>
          <table:table-cell table:style-name="Table2.A2" office:value-type="string">
            <text:p text:style-name="P65">Kir</text:p>
          </table:table-cell>
          <table:table-cell table:style-name="Table2.E2" office:value-type="string">
            <text:p text:style-name="P65"/>
          </table:table-cell>
        </table:table-row>
        <table:table-row table:style-name="TableLine94341144305536">
          <table:table-cell table:style-name="Table2.A2" office:value-type="string">
            <text:p text:style-name="P77"><text:s text:c="8"/>Miten meni?</text:p>
          </table:table-cell>
          <table:table-cell table:style-name="Table2.A2" office:value-type="string">
            <text:p text:style-name="P59"/>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5"/>
          </table:table-cell>
        </table:table-row>
        <table:table-row table:style-name="TableLine94341160343552">
          <table:table-cell table:style-name="Table2.A2" office:value-type="string">
            <text:p text:style-name="P46">Onko <text:span text:style-name="T5">Toverin asennuspaikka valittu ulkopuolelle?</text:span></text:p>
            <text:p text:style-name="P48">Onko se saavutettavissa?</text:p>
            <text:p text:style-name="P48">Onko se <text:span text:style-name="T6">esteettinen?</text:span></text:p>
          </table:table-cell>
          <table:table-cell table:style-name="Table2.A2" office:value-type="string">
            <text:p text:style-name="P64">Kir</text:p>
            <text:p text:style-name="P64">Toveri</text:p>
          </table:table-cell>
          <table:table-cell table:style-name="Table2.A2" office:value-type="string">
            <text:p text:style-name="P65">PH</text:p>
          </table:table-cell>
          <table:table-cell table:style-name="Table2.A2" office:value-type="string">
            <text:p text:style-name="P65">KH</text:p>
          </table:table-cell>
          <table:table-cell table:style-name="Table2.E2" office:value-type="string">
            <text:p text:style-name="Table_20_Contents"/>
          </table:table-cell>
        </table:table-row>
        <table:table-row table:style-name="TableLine94341147094080">
          <table:table-cell table:style-name="Table2.A2" office:value-type="string">
            <text:p text:style-name="P77"><text:s text:c="8"/>Miten meni?</text:p>
          </table:table-cell>
          <table:table-cell table:style-name="Table2.A2" office:value-type="string">
            <text:p text:style-name="P64"/>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Table_20_Contents"/>
          </table:table-cell>
        </table:table-row>
        <table:table-row table:style-name="TableLine94341161722272">
          <table:table-cell table:style-name="Table2.A2" office:value-type="string">
            <text:p text:style-name="P48">Onko Älylaitteen paikka valittu sisääpuolelle?</text:p>
            <text:p text:style-name="P48">Onko se epäsaavutettavissa?</text:p>
            <text:p text:style-name="P48">Yltääkö kaapelit Toverista Älylaitteeseen?</text:p>
          </table:table-cell>
          <table:table-cell table:style-name="Table2.A2" office:value-type="string">
            <text:p text:style-name="P65">Kir</text:p>
            <text:p text:style-name="P65">Toveri</text:p>
          </table:table-cell>
          <table:table-cell table:style-name="Table2.A2" office:value-type="string">
            <text:p text:style-name="P65">PH</text:p>
          </table:table-cell>
          <table:table-cell table:style-name="Table2.A2" office:value-type="string">
            <text:p text:style-name="P65">KH</text:p>
          </table:table-cell>
          <table:table-cell table:style-name="Table2.E2" office:value-type="string">
            <text:p text:style-name="Table_20_Contents"/>
          </table:table-cell>
        </table:table-row>
        <table:table-row table:style-name="TableLine94341162075248">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Table_20_Contents"/>
          </table:table-cell>
        </table:table-row>
        <table:table-row table:style-name="TableLine94341151446032">
          <table:table-cell table:style-name="Table2.A2" office:value-type="string">
            <text:p text:style-name="P46">Onko ATK-pistoke <text:span text:style-name="T5">Älylaitteelle ja verkkokaapelin veto</text:span> talojakomoon tilattu?</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P59"/>
          </table:table-cell>
          <table:table-cell table:style-name="Table2.E2" office:value-type="string">
            <text:p text:style-name="Table_20_Contents"/>
          </table:table-cell>
        </table:table-row>
        <table:table-row table:style-name="TableLine94341140933040">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59"/>
          </table:table-cell>
          <table:table-cell table:style-name="Table2.E2" office:value-type="string">
            <text:p text:style-name="Table_20_Contents"/>
          </table:table-cell>
        </table:table-row>
        <table:table-row table:style-name="TableLine94341151316128">
          <table:table-cell table:style-name="Table2.A2" office:value-type="string">
            <text:p text:style-name="P57">Onko ATK-pistoke ja verkkopiuha asennettu?</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P59"/>
          </table:table-cell>
          <table:table-cell table:style-name="Table2.E2" office:value-type="string">
            <text:p text:style-name="Table_20_Contents"/>
          </table:table-cell>
        </table:table-row>
        <table:table-row table:style-name="TableLine94341160700112">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59"/>
          </table:table-cell>
          <table:table-cell table:style-name="Table2.E2" office:value-type="string">
            <text:p text:style-name="Table_20_Contents"/>
          </table:table-cell>
        </table:table-row>
        <table:table-row table:style-name="TableLine94341140984464">
          <table:table-cell table:style-name="Table2.A2" office:value-type="string">
            <text:p text:style-name="P47">Onko <text:span text:style-name="T6">verkkovirta</text:span>pistoke <text:span text:style-name="T6">tilattu</text:span>?</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341160771552">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341160662480">
          <table:table-cell table:style-name="Table2.A2" office:value-type="string">
            <text:p text:style-name="P57">Onko verkkovirtapistoke asennettu ja tuleeko virtaa?</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341144794112">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341152108624">
          <table:table-cell table:style-name="Table2.A2" office:value-type="string">
            <text:p text:style-name="P58">Onko läpiviennit tilattu?</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P65">Toveri</text:p>
          </table:table-cell>
          <table:table-cell table:style-name="Table2.E2" office:value-type="string">
            <text:p text:style-name="P63"/>
          </table:table-cell>
        </table:table-row>
        <table:table-row table:style-name="TableLine94341142000016">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3"/>
          </table:table-cell>
        </table:table-row>
        <table:table-row table:style-name="TableLine94341144199984">
          <table:table-cell table:style-name="Table2.A2" office:value-type="string">
            <text:p text:style-name="P58">Onko läpiviennit toteutettu?</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P63"/>
          </table:table-cell>
          <table:table-cell table:style-name="Table2.E2" office:value-type="string">
            <text:p text:style-name="P63"/>
          </table:table-cell>
        </table:table-row>
        <table:table-row table:style-name="TableLine94341144201216">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3"/>
          </table:table-cell>
          <table:table-cell table:style-name="Table2.E2" office:value-type="string">
            <text:p text:style-name="P63"/>
          </table:table-cell>
        </table:table-row>
        <table:table-row table:style-name="TableLine94341144202448">
          <table:table-cell table:style-name="Table2.A2" office:value-type="string">
            <text:p text:style-name="P58">Onko sähkölukkokytkennästä sovittu sähkölukon toimittajan kanssa?</text:p>
          </table:table-cell>
          <table:table-cell table:style-name="Table2.A2" office:value-type="string">
            <text:p text:style-name="P65">Ovi</text:p>
          </table:table-cell>
          <table:table-cell table:style-name="Table2.A2" office:value-type="string">
            <text:p text:style-name="P65">PH</text:p>
          </table:table-cell>
          <table:table-cell table:style-name="Table2.A2" office:value-type="string">
            <text:p text:style-name="P65">Toveri</text:p>
            <text:p text:style-name="P65">KH</text:p>
          </table:table-cell>
          <table:table-cell table:style-name="Table2.E2" office:value-type="string">
            <text:p text:style-name="P63"/>
          </table:table-cell>
        </table:table-row>
        <table:table-row table:style-name="TableLine94341144203680">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3"/>
          </table:table-cell>
        </table:table-row>
        <table:table-row table:style-name="TableLine94341144158864">
          <table:table-cell table:style-name="Table2.A2" office:value-type="string">
            <text:p text:style-name="P60">Onko kaapeleiden reitti tiedossa?</text:p>
            <text:p text:style-name="P60">Onko kotelointi suunniteltu?</text:p>
          </table:table-cell>
          <table:table-cell table:style-name="Table2.A2" office:value-type="string">
            <text:p text:style-name="P65">Toveri</text:p>
          </table:table-cell>
          <table:table-cell table:style-name="Table2.A2" office:value-type="string">
            <text:p text:style-name="P65">PH</text:p>
          </table:table-cell>
          <table:table-cell table:style-name="Table2.A2" office:value-type="string">
            <text:p text:style-name="P65">KH</text:p>
            <text:p text:style-name="P65">Ovi</text:p>
          </table:table-cell>
          <table:table-cell table:style-name="Table2.E2" office:value-type="string">
            <text:p text:style-name="P63"/>
          </table:table-cell>
        </table:table-row>
        <table:table-row table:style-name="TableLine94341144160096">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3"/>
          </table:table-cell>
        </table:table-row>
        <table:table-row table:style-name="TableLine94341144161328">
          <table:table-cell table:style-name="Table2.A2" office:value-type="string">
            <text:p text:style-name="P61">Onko verhoilu suunniteltu?</text:p>
          </table:table-cell>
          <table:table-cell table:style-name="Table2.A2" office:value-type="string">
            <text:p text:style-name="P65">Kir</text:p>
          </table:table-cell>
          <table:table-cell table:style-name="Table2.A2" office:value-type="string">
            <text:p text:style-name="P65">PH</text:p>
          </table:table-cell>
          <table:table-cell table:style-name="Table2.A2" office:value-type="string">
            <text:p text:style-name="P65">KH</text:p>
            <text:p text:style-name="P65">Toveri</text:p>
          </table:table-cell>
          <table:table-cell table:style-name="Table2.E2" office:value-type="string">
            <text:p text:style-name="P63"/>
          </table:table-cell>
        </table:table-row>
        <table:table-row table:style-name="TableLine94341144162560">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3"/>
          </table:table-cell>
        </table:table-row>
      </table:table>
      <text:p text:style-name="P18"/>
      <table:table table:name="Table5" table:style-name="Table5">
        <table:table-column table:style-name="Table5.A"/>
        <table:table-column table:style-name="Table5.B"/>
        <table:table-column table:style-name="Table5.C"/>
        <table:table-column table:style-name="Table5.B"/>
        <table:table-column table:style-name="Table5.E"/>
        <text:soft-page-break/>
        <table:table-row table:style-name="TableLine94341161054656">
          <table:table-cell table:style-name="Table5.A1" office:value-type="string">
            <text:p text:style-name="P62">Onko verhoilu tehty?</text:p>
          </table:table-cell>
          <table:table-cell table:style-name="Table5.A1" office:value-type="string">
            <text:p text:style-name="P66">KH tai Toveri</text:p>
          </table:table-cell>
          <table:table-cell table:style-name="Table5.A1" office:value-type="string">
            <text:p text:style-name="P66">PH</text:p>
          </table:table-cell>
          <table:table-cell table:style-name="Table5.A1" office:value-type="string">
            <text:p text:style-name="P68"/>
          </table:table-cell>
          <table:table-cell table:style-name="Table5.E1" office:value-type="string">
            <text:p text:style-name="P68"/>
          </table:table-cell>
        </table:table-row>
        <table:table-row table:style-name="TableLine94341141517344">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8"/>
          </table:table-cell>
          <table:table-cell table:style-name="Table5.E2" office:value-type="string">
            <text:p text:style-name="P68"/>
          </table:table-cell>
        </table:table-row>
        <table:table-row table:style-name="TableLine94341145235040">
          <table:table-cell table:style-name="Table5.A2" office:value-type="string">
            <text:p text:style-name="P62">Onko palomuuriavaukset tilattu?</text:p>
          </table:table-cell>
          <table:table-cell table:style-name="Table5.A2" office:value-type="string">
            <text:p text:style-name="P66">Kir</text:p>
          </table:table-cell>
          <table:table-cell table:style-name="Table5.A2" office:value-type="string">
            <text:p text:style-name="P66">PH</text:p>
          </table:table-cell>
          <table:table-cell table:style-name="Table5.A2" office:value-type="string">
            <text:p text:style-name="P66">Toveri</text:p>
          </table:table-cell>
          <table:table-cell table:style-name="Table5.E2" office:value-type="string">
            <text:p text:style-name="P68"/>
          </table:table-cell>
        </table:table-row>
        <table:table-row table:style-name="TableLine94341145236032">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E2" office:value-type="string">
            <text:p text:style-name="P68"/>
          </table:table-cell>
        </table:table-row>
        <table:table-row table:style-name="TableLine94341145237584">
          <table:table-cell table:style-name="Table5.A2" office:value-type="string">
            <text:p text:style-name="P62">Onko palomuuriavaukset tehty?</text:p>
          </table:table-cell>
          <table:table-cell table:style-name="Table5.A2" office:value-type="string">
            <text:p text:style-name="P66">ICT</text:p>
          </table:table-cell>
          <table:table-cell table:style-name="Table5.A2" office:value-type="string">
            <text:p text:style-name="P66">PH</text:p>
          </table:table-cell>
          <table:table-cell table:style-name="Table5.A2" office:value-type="string">
            <text:p text:style-name="P68"/>
          </table:table-cell>
          <table:table-cell table:style-name="Table5.E2" office:value-type="string">
            <text:p text:style-name="P68"/>
          </table:table-cell>
        </table:table-row>
        <table:table-row table:style-name="TableLine94341145238896">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8"/>
          </table:table-cell>
          <table:table-cell table:style-name="Table5.E2" office:value-type="string">
            <text:p text:style-name="P68"/>
          </table:table-cell>
        </table:table-row>
        <table:table-row table:style-name="TableLine94341137755664">
          <table:table-cell table:style-name="Table5.A2" office:value-type="string">
            <text:p text:style-name="P62">Onko palomuuriavaukset testattu?</text:p>
          </table:table-cell>
          <table:table-cell table:style-name="Table5.A2" office:value-type="string">
            <text:p text:style-name="P66">Kir</text:p>
          </table:table-cell>
          <table:table-cell table:style-name="Table5.A2" office:value-type="string">
            <text:p text:style-name="P66">PH</text:p>
          </table:table-cell>
          <table:table-cell table:style-name="Table5.A2" office:value-type="string">
            <text:p text:style-name="P67">Toveri</text:p>
            <text:p text:style-name="P67">ICT</text:p>
          </table:table-cell>
          <table:table-cell table:style-name="Table5.E2" office:value-type="string">
            <text:p text:style-name="P68"/>
          </table:table-cell>
        </table:table-row>
        <table:table-row table:style-name="TableLine94341145236768">
          <table:table-cell table:style-name="Table5.A2" office:value-type="string">
            <text:p text:style-name="P76"><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7"/>
          </table:table-cell>
          <table:table-cell table:style-name="Table5.E2" office:value-type="string">
            <text:p text:style-name="P68"/>
          </table:table-cell>
        </table:table-row>
        <table:table-row table:style-name="TableLine94341137757856">
          <table:table-cell table:style-name="Table5.A2" office:value-type="string">
            <text:p text:style-name="P75">Onko asennusajankohta sovittu yhdessä sidosryhmien kanssa?</text:p>
          </table:table-cell>
          <table:table-cell table:style-name="Table5.A2" office:value-type="string">
            <text:p text:style-name="P74">Toveri</text:p>
          </table:table-cell>
          <table:table-cell table:style-name="Table5.A2" office:value-type="string">
            <text:p text:style-name="P74">PH</text:p>
          </table:table-cell>
          <table:table-cell table:style-name="Table5.A2" office:value-type="string">
            <text:p text:style-name="P74">Kir, ICT, Ovi, KH</text:p>
          </table:table-cell>
          <table:table-cell table:style-name="Table5.E2" office:value-type="string">
            <text:p text:style-name="P68"/>
          </table:table-cell>
        </table:table-row>
        <table:table-row table:style-name="TableLine94341137759008">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7"/>
          </table:table-cell>
          <table:table-cell table:style-name="Table5.E2" office:value-type="string">
            <text:p text:style-name="P68"/>
          </table:table-cell>
        </table:table-row>
        <table:table-row table:style-name="TableLine94341149545472">
          <table:table-cell table:style-name="Table5.A2" office:value-type="string">
            <text:p text:style-name="P75">Asennuksen toteuttaminen</text:p>
          </table:table-cell>
          <table:table-cell table:style-name="Table5.A2" office:value-type="string">
            <text:p text:style-name="P74">Toveri</text:p>
          </table:table-cell>
          <table:table-cell table:style-name="Table5.A2" office:value-type="string">
            <text:p text:style-name="P74">PH</text:p>
          </table:table-cell>
          <table:table-cell table:style-name="Table5.A2" office:value-type="string">
            <text:p text:style-name="P74">Kir, ICT, Ovi, KH</text:p>
          </table:table-cell>
          <table:table-cell table:style-name="Table5.E2" office:value-type="string">
            <text:p text:style-name="P68"/>
          </table:table-cell>
        </table:table-row>
        <table:table-row table:style-name="TableLine94341149546704">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7"/>
          </table:table-cell>
          <table:table-cell table:style-name="Table5.E2" office:value-type="string">
            <text:p text:style-name="P68"/>
          </table:table-cell>
        </table:table-row>
        <table:table-row table:style-name="TableLine94341149547936">
          <table:table-cell table:style-name="Table5.A2" office:value-type="string">
            <text:p text:style-name="P75">Koulutuksen järjestäminen</text:p>
          </table:table-cell>
          <table:table-cell table:style-name="Table5.A2" office:value-type="string">
            <text:p text:style-name="P74">Toveri</text:p>
          </table:table-cell>
          <table:table-cell table:style-name="Table5.A2" office:value-type="string">
            <text:p text:style-name="P74">PH</text:p>
          </table:table-cell>
          <table:table-cell table:style-name="Table5.A2" office:value-type="string">
            <text:p text:style-name="P74">Kir</text:p>
          </table:table-cell>
          <table:table-cell table:style-name="Table5.E2" office:value-type="string">
            <text:p text:style-name="P68"/>
          </table:table-cell>
        </table:table-row>
        <table:table-row table:style-name="TableLine94341149549168">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7"/>
          </table:table-cell>
          <table:table-cell table:style-name="Table5.E2" office:value-type="string">
            <text:p text:style-name="P68"/>
          </table:table-cell>
        </table:table-row>
      </table:table>
      <text:p text:style-name="Text_20_body"/>
      <text:h text:style-name="P90" text:outline-level="2"><text:bookmark-start text:name="__RefHeading___Toc1171_1623427120"/><text:s/>Kirjastokohtaiset Toverin asetukset<text:bookmark-end text:name="__RefHeading___Toc1171_1623427120"/></text:h>
      <table:table table:name="Table1" table:style-name="Table1">
        <table:table-column table:style-name="Table1.A"/>
        <table:table-column table:style-name="Table1.B"/>
        <table:table-column table:style-name="Table1.C"/>
        <table:table-column table:style-name="Table1.B"/>
        <table:table-column table:style-name="Table1.E"/>
        <table:table-row table:style-name="TableLine94341144072240">
          <table:table-cell table:style-name="Table1.A1" office:value-type="string">
            <text:p text:style-name="P49">Tehtävä</text:p>
          </table:table-cell>
          <table:table-cell table:style-name="Table1.A1" office:value-type="string">
            <text:p text:style-name="P51">R</text:p>
          </table:table-cell>
          <table:table-cell table:style-name="Table1.A1" office:value-type="string">
            <text:p text:style-name="P51">A</text:p>
          </table:table-cell>
          <table:table-cell table:style-name="Table1.A1" office:value-type="string">
            <text:p text:style-name="P53">C</text:p>
          </table:table-cell>
          <table:table-cell table:style-name="Table1.E1" office:value-type="string">
            <text:p text:style-name="P53">I</text:p>
          </table:table-cell>
        </table:table-row>
        <table:table-row table:style-name="TableLine94341144345504">
          <table:table-cell table:style-name="Table1.A2" office:value-type="string">
            <text:p text:style-name="P22">Miten pitkään sähkölukkoa pidetään avoinna?</text:p>
          </table:table-cell>
          <table:table-cell table:style-name="Table1.A2" office:value-type="string">
            <text:p text:style-name="P72">Toveri</text:p>
          </table:table-cell>
          <table:table-cell table:style-name="Table1.A2" office:value-type="string">
            <text:p text:style-name="P24">PH</text:p>
          </table:table-cell>
          <table:table-cell table:style-name="Table1.A2" office:value-type="string">
            <text:p text:style-name="P72">Ovi</text:p>
          </table:table-cell>
          <table:table-cell table:style-name="Table1.E2" office:value-type="string">
            <text:p text:style-name="P22"/>
          </table:table-cell>
        </table:table-row>
        <table:table-row table:style-name="TableLine94341144336384">
          <table:table-cell table:style-name="Table1.A2" office:value-type="string">
            <text:p text:style-name="P77"><text:s text:c="8"/>Miten meni?</text:p>
          </table:table-cell>
          <table:table-cell table:style-name="Table1.A2" office:value-type="string">
            <text:p text:style-name="P72"/>
          </table:table-cell>
          <table:table-cell table:style-name="Table1.A2" office:value-type="string">
            <text:p text:style-name="P24"/>
          </table:table-cell>
          <table:table-cell table:style-name="Table1.A2" office:value-type="string">
            <text:p text:style-name="P69"/>
          </table:table-cell>
          <table:table-cell table:style-name="Table1.E2" office:value-type="string">
            <text:p text:style-name="P22"/>
          </table:table-cell>
        </table:table-row>
        <table:table-row table:style-name="TableLine94341144337376">
          <table:table-cell table:style-name="Table1.A2" office:value-type="string">
            <text:p text:style-name="P70">Mitkä ovat toimipisteen aukioloajat?</text:p>
          </table:table-cell>
          <table:table-cell table:style-name="Table1.A2" office:value-type="string">
            <text:p text:style-name="P72">Koha</text:p>
          </table:table-cell>
          <table:table-cell table:style-name="Table1.A2" office:value-type="string">
            <text:p text:style-name="P72">PH</text:p>
          </table:table-cell>
          <table:table-cell table:style-name="Table1.A2" office:value-type="string">
            <text:p text:style-name="P72">Kir</text:p>
          </table:table-cell>
          <table:table-cell table:style-name="Table1.E2" office:value-type="string">
            <text:p text:style-name="P70"/>
          </table:table-cell>
        </table:table-row>
        <table:table-row table:style-name="TableLine94341144338688">
          <table:table-cell table:style-name="Table1.A2" office:value-type="string">
            <text:p text:style-name="P77"><text:s text:c="8"/>Miten meni?</text:p>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E2" office:value-type="string">
            <text:p text:style-name="P70"/>
          </table:table-cell>
        </table:table-row>
        <table:table-row table:style-name="TableLine94341144340000">
          <table:table-cell table:style-name="Table1.A2" office:value-type="string">
            <text:p text:style-name="P71"><text:span text:style-name="T21">Kohaan on lisätty Toverille oma asiakas/käyttäjätili kohdan </text:span><text:a xlink:type="simple" xlink:href="#Toveri-käyttäjä Kohassa" text:style-name="Internet_20_link" text:visited-style-name="Visited_20_Internet_20_Link"><text:span text:style-name="T21">Toveri-käyttäjä Kohassa</text:span></text:a><text:span text:style-name="T21"> mukaisesti.</text:span></text:p>
          </table:table-cell>
          <table:table-cell table:style-name="Table1.A2" office:value-type="string">
            <text:p text:style-name="P72">Koha</text:p>
          </table:table-cell>
          <table:table-cell table:style-name="Table1.A2" office:value-type="string">
            <text:p text:style-name="P72">PH</text:p>
          </table:table-cell>
          <table:table-cell table:style-name="Table1.A2" office:value-type="string">
            <text:p text:style-name="P72">Kir</text:p>
          </table:table-cell>
          <table:table-cell table:style-name="Table1.E2" office:value-type="string">
            <text:p text:style-name="P78">Toveri</text:p>
          </table:table-cell>
        </table:table-row>
        <table:table-row table:style-name="TableLine94341144341184">
          <table:table-cell table:style-name="Table1.A2" office:value-type="string">
            <text:p text:style-name="P77"><text:s text:c="8"/>Miten meni?</text:p>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E2" office:value-type="string">
            <text:p text:style-name="P70"/>
          </table:table-cell>
        </table:table-row>
      </table:table>
      <text:p text:style-name="Text_20_body"/>
      <text:h text:style-name="Heading_20_2" text:outline-level="2"><text:bookmark-start text:name="__RefHeading___Toc1173_1623427120"/><text:s/>Kirjastokohtaiset omatoimipalvelun muut asiat<text:bookmark-end text:name="__RefHeading___Toc1173_1623427120"/></text:h>
      <table:table table:name="Table3" table:style-name="Table3">
        <table:table-column table:style-name="Table3.A"/>
        <table:table-column table:style-name="Table3.B"/>
        <table:table-column table:style-name="Table3.C"/>
        <table:table-column table:style-name="Table3.B"/>
        <table:table-column table:style-name="Table3.E"/>
        <table:table-row table:style-name="TableLine94341150519568">
          <table:table-cell table:style-name="Table3.A1" office:value-type="string">
            <text:p text:style-name="P50">Tehtävä</text:p>
          </table:table-cell>
          <table:table-cell table:style-name="Table3.A1" office:value-type="string">
            <text:p text:style-name="P52">R</text:p>
          </table:table-cell>
          <table:table-cell table:style-name="Table3.A1" office:value-type="string">
            <text:p text:style-name="P52">A</text:p>
          </table:table-cell>
          <table:table-cell table:style-name="Table3.A1" office:value-type="string">
            <text:p text:style-name="P54">C</text:p>
          </table:table-cell>
          <table:table-cell table:style-name="Table3.E1" office:value-type="string">
            <text:p text:style-name="P54">I</text:p>
          </table:table-cell>
        </table:table-row>
        <table:table-row table:style-name="TableLine94341153443664">
          <table:table-cell table:style-name="Table3.A2" office:value-type="string">
            <text:p text:style-name="P84">Miten asiakkaat ajetaan pois omatoimiajan päätyttyä?</text:p>
          </table:table-cell>
          <table:table-cell table:style-name="Table3.A2" office:value-type="string">
            <text:p text:style-name="P72">Toveri</text:p>
          </table:table-cell>
          <table:table-cell table:style-name="Table3.A2" office:value-type="string">
            <text:p text:style-name="P24">PH</text:p>
          </table:table-cell>
          <table:table-cell table:style-name="Table3.A2" office:value-type="string">
            <text:p text:style-name="P72">Ovi</text:p>
          </table:table-cell>
          <table:table-cell table:style-name="Table3.E2" office:value-type="string">
            <text:p text:style-name="P23"/>
          </table:table-cell>
        </table:table-row>
        <table:table-row table:style-name="TableLine94341137131328">
          <table:table-cell table:style-name="Table3.A2" office:value-type="string">
            <text:p text:style-name="P77"><text:s text:c="8"/>Miten meni?</text:p>
          </table:table-cell>
          <table:table-cell table:style-name="Table3.A2" office:value-type="string">
            <text:p text:style-name="P72"/>
          </table:table-cell>
          <table:table-cell table:style-name="Table3.A2" office:value-type="string">
            <text:p text:style-name="P24"/>
          </table:table-cell>
          <table:table-cell table:style-name="Table3.A2" office:value-type="string">
            <text:p text:style-name="P68"/>
          </table:table-cell>
          <table:table-cell table:style-name="Table3.E2" office:value-type="string">
            <text:p text:style-name="P23"/>
          </table:table-cell>
        </table:table-row>
      </table:table>
      <text:p text:style-name="Text_20_body"/>
      <text:h text:style-name="P88" text:outline-level="1"><text:bookmark-start text:name="__RefHeading___Toc2938_1623427120"/><text:s/>Takuuvaiheen vastuut ja y<text:span text:style-name="T14">h</text:span>teystiedot<text:bookmark-end text:name="__RefHeading___Toc2938_1623427120"/></text:h>
      <text:p text:style-name="P27"/>
      <text:p text:style-name="P28"><text:span text:style-name="T15">RACI-taulukot noudatavat samaa kaavaa kuin kappaleessa </text:span><text:a xlink:type="simple" xlink:href="#Käyttöönoton tarkastuslomake" text:style-name="Internet_20_link" text:visited-style-name="Visited_20_Internet_20_Link"><text:span text:style-name="T15">#Käyttöönoton tarkastuslomake</text:span></text:a>.</text:p>
      <text:p text:style-name="P31"><text:span text:style-name="T16">Yhteystiedot samat kuin kohdassa </text:span><text:a xlink:type="simple" xlink:href="#Käyttöönoton tarkastuslomake" text:style-name="Internet_20_link" text:visited-style-name="Visited_20_Internet_20_Link"><text:span text:style-name="T16">#Käyttöönoton tarkastuslomake</text:span></text:a><text:span text:style-name="T16">.</text:span></text:p>
      <text:p text:style-name="P28"/>
      <text:p text:style-name="P28"/>
      <table:table table:name="Table6" table:style-name="Table6">
        <table:table-column table:style-name="Table6.A"/>
        <table:table-column table:style-name="Table6.B"/>
        <table:table-column table:style-name="Table6.C"/>
        <table:table-column table:style-name="Table6.B"/>
        <table:table-column table:style-name="Table6.E"/>
        <table:table-row table:style-name="TableLine94341162915072">
          <table:table-cell table:style-name="Table6.A1" office:value-type="string">
            <text:p text:style-name="P25">Tehtävä</text:p>
          </table:table-cell>
          <table:table-cell table:style-name="Table6.A1" office:value-type="string">
            <text:p text:style-name="P25">R</text:p>
          </table:table-cell>
          <table:table-cell table:style-name="Table6.A1" office:value-type="string">
            <text:p text:style-name="P25">A</text:p>
          </table:table-cell>
          <table:table-cell table:style-name="Table6.A1" office:value-type="string">
            <text:p text:style-name="P25">C</text:p>
          </table:table-cell>
          <table:table-cell table:style-name="Table6.E1" office:value-type="string">
            <text:p text:style-name="P25">I</text:p>
          </table:table-cell>
        </table:table-row>
        <table:table-row table:style-name="TableLine94341125580400">
          <table:table-cell table:style-name="Table6.A2" office:value-type="string">
            <text:p text:style-name="Standard">Toveri toimii oikein:</text:p>
            <text:list xml:id="list2846538794" text:style-name="L4">
              <text:list-item>
                <text:p text:style-name="P95">Lukee asiakkaan tunnisteen ja piippaa merkiksi onnistuneesta lukukerrasta.</text:p>
              </text:list-item>
              <text:list-item>
                <text:p text:style-name="P95">Näyttää tietoja näytöllä</text:p>
              </text:list-item>
              <text:list-item>
                <text:p text:style-name="P95">Ovenavausrele “napsahtaa” kun ovenavaussignaali annetaan</text:p>
              </text:list-item>
            </text:list>
            <text:p text:style-name="P30">Kirjaston henkilökunta ilmoitusvelvollisia havaituista puutteista.</text:p>
          </table:table-cell>
          <table:table-cell table:style-name="Table6.A2" office:value-type="string">
            <text:p text:style-name="Standard">Toveri</text:p>
            <text:p text:style-name="P30">Kir</text:p>
          </table:table-cell>
          <table:table-cell table:style-name="Table6.A2" office:value-type="string">
            <text:p text:style-name="Standard">Toveri</text:p>
          </table:table-cell>
          <table:table-cell table:style-name="Table6.A2" office:value-type="string">
            <text:p text:style-name="Standard">Kir</text:p>
          </table:table-cell>
          <table:table-cell table:style-name="Table6.E2" office:value-type="string">
            <text:p text:style-name="Standard">Kir</text:p>
            <text:p text:style-name="P30">Toveri</text:p>
          </table:table-cell>
        </table:table-row>
        <table:table-row table:style-name="TableLine94341103526144">
          <table:table-cell table:style-name="Table6.A2" office:value-type="string">
            <text:p text:style-name="Standard">Verkkoyhteys toimii:</text:p>
            <text:list xml:id="list963685822" text:style-name="L5">
              <text:list-item>
                <text:p text:style-name="P96">Etäyhteys Toveriin saada muodostettua</text:p>
              </text:list-item>
              <text:list-item>
                <text:p text:style-name="P96">Toveri saa poimittua päivän blokkilistan Koha-palvelimelta</text:p>
              </text:list-item>
              <text:list-item>
                <text:p text:style-name="P97">Toveri saa reaaliaikaiset käyttöoikeustiedot Koha-palvelimelta</text:p>
              </text:list-item>
            </text:list>
          </table:table-cell>
          <table:table-cell table:style-name="Table6.A2" office:value-type="string">
            <text:p text:style-name="Standard">ICT</text:p>
          </table:table-cell>
          <table:table-cell table:style-name="Table6.A2" office:value-type="string">
            <text:p text:style-name="Standard">Kir</text:p>
          </table:table-cell>
          <table:table-cell table:style-name="Table6.A2" office:value-type="string">
            <text:p text:style-name="Standard">Toveri</text:p>
          </table:table-cell>
          <table:table-cell table:style-name="Table6.E2" office:value-type="string">
            <text:p text:style-name="Standard"/>
          </table:table-cell>
        </table:table-row>
        <table:table-row table:style-name="TableLine94341103527136">
          <table:table-cell table:style-name="Table6.A2" office:value-type="string">
            <text:p text:style-name="P29">Sähköä on tarjolla</text:p>
          </table:table-cell>
          <table:table-cell table:style-name="Table6.A2" office:value-type="string">
            <text:p text:style-name="Standard">KH</text:p>
          </table:table-cell>
          <table:table-cell table:style-name="Table6.A2" office:value-type="string">
            <text:p text:style-name="Standard"/>
          </table:table-cell>
          <table:table-cell table:style-name="Table6.A2" office:value-type="string">
            <text:p text:style-name="P30"/>
          </table:table-cell>
          <table:table-cell table:style-name="Table6.E2" office:value-type="string">
            <text:p text:style-name="P30">Toveri</text:p>
          </table:table-cell>
        </table:table-row>
        <table:table-row table:style-name="TableLine94341103528688">
          <table:table-cell table:style-name="Table6.A2" office:value-type="string">
            <text:p text:style-name="Standard">Koha on parametroitu oikein:</text:p>
            <text:list xml:id="list1639674690" text:style-name="L6">
              <text:list-item>
                <text:p text:style-name="P98">Järjestelmäasetukset ok</text:p>
              </text:list-item>
              <text:list-item>
                <text:p text:style-name="P98">Asiakkaan luvat ja tiedot päivitetty asiakastiliin</text:p>
              </text:list-item>
              <text:list-item>
                <text:p text:style-name="P99">Koha vastaa rajapintakutsuihin ja toimittaa blokkilistan</text:p>
              </text:list-item>
            </text:list>
          </table:table-cell>
          <table:table-cell table:style-name="Table6.A2" office:value-type="string">
            <text:p text:style-name="Standard">Koha</text:p>
          </table:table-cell>
          <table:table-cell table:style-name="Table6.A2" office:value-type="string">
            <text:p text:style-name="Standard">Kir</text:p>
          </table:table-cell>
          <table:table-cell table:style-name="Table6.A2" office:value-type="string">
            <text:p text:style-name="Standard"/>
          </table:table-cell>
          <table:table-cell table:style-name="Table6.E2" office:value-type="string">
            <text:p text:style-name="P32">Toveri</text:p>
          </table:table-cell>
        </table:table-row>
      </table:table>
      <text:p text:style-name="P28"/>
      <text:h text:style-name="Heading_20_2" text:outline-level="2"><text:bookmark-start text:name="__RefHeading___Toc2979_1623427120"/>Toveri-vikaselvitysprosessi<text:bookmark-end text:name="__RefHeading___Toc2979_1623427120"/></text:h>
      <text:p text:style-name="P33">Tyypillisesti vikatilanteessa toimitaan seuraavanlaisesti.</text:p>
      <text:p text:style-name="P33"/>
      <text:list xml:id="list3037932933" text:style-name="L7">
        <text:list-item>
          <text:p text:style-name="P100">Virkailija tai kirjaston käyttäjä huomaa vikatilanteen.</text:p>
        </text:list-item>
        <text:list-item>
          <text:p text:style-name="P100">Ilmoitetaan Hypernovan Toveri-yhteyshenkilölle sähköpostilla, tai hätätilanteessa puhelimitse.</text:p>
        </text:list-item>
        <text:list-item>
          <text:p text:style-name="P100">Toveri-yhteyshenkilö tarkastaa tilanteen etäyhteyden kautta ja ajaa laitediagnostiikat, yhdessä kirjaston yhteyshenkilön kanssa. <text:span text:style-name="T17">Selvitetään onko vika Toverissa vai jossain muualla ja mikä on vian vakavuusaste.</text:span></text:p>
        </text:list-item>
        <text:list-item>
          <text:p text:style-name="P100">Jos etäyhteyden kautta vikaa ei saada korjattua, käydään laite huoltamassa tai vaihtamassa uuteen.</text:p>
        </text:list-item>
      </text:list>
      <text:p text:style-name="P33"/>
      <text:h text:style-name="Heading_20_1" text:outline-level="1">Versiohistoria</text:h>
      <text:p text:style-name="P41">2018-11-15 – Ensimmäinen versio</text:p>
      <text:p text:style-name="P41">2019-06-25 – Lisätty “Kirjastokohtaiset Toverin asetukset → Toveri-käyttäjä Kohassa → ‘OpeningHours’”<text:line-break/><text:soft-page-break/><text:span text:style-name="T26">2020-09-08 – Laajennettu läpivienti 30mm<text:line-break/>2020-10-29 – Custom-kotelointiohjeet lisätty</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loext:graphic-properties draw:fill-image-width="0in" draw:fill-image-height="0in"/>
      <style:paragraph-properties fo:margin-top="0in" fo:margin-bottom="0in" style:contextual-spacing="false" style:page-number="auto" fo:break-before="auto" fo:break-after="auto" style:shadow="none">
        <style:tab-stops>
          <style:tab-stop style:position="6.6929in" style:type="right" style:leader-style="dotted" style:leader-tex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list-style-name="" style:class="index" style:master-page-name="">
      <style:paragraph-properties fo:margin-left="0.2in" fo:margin-right="0in" fo:margin-top="0in" fo:margin-bottom="0in" style:contextual-spacing="false" fo:line-height="100%" fo:text-align="start" style:justify-single-word="false" fo:hyphenation-ladder-count="no-limit" fo:text-indent="0in" style:auto-text-indent="false" style:page-number="auto" style:shadow="none" fo:keep-with-next="auto" text:number-lines="false" text:line-number="0" style:snap-to-layout-grid="true">
        <style:tab-stops/>
      </style:paragraph-properties>
      <style:text-properties style:letter-kerning="true" fo:background-color="transparent" style:text-rotation-angle="0" style:text-rotation-scale="line-height"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10-06T08:31:38.177426561</meta:creation-date>
    <dc:date>2020-10-29T14:06:38.220420724</dc:date>
    <meta:editing-duration>PT6H1M31S</meta:editing-duration>
    <meta:editing-cycles>76</meta:editing-cycles>
    <meta:generator>LibreOffice/7.0.2.2$Linux_X86_64 LibreOffice_project/0b4360524e0359c479b908cb9f8f3765ab0cc7ad</meta:generator>
    <meta:document-statistic meta:table-count="6" meta:image-count="0" meta:object-count="0" meta:page-count="9" meta:paragraph-count="308" meta:word-count="1614" meta:character-count="14211" meta:non-whitespace-character-count="12713"/>
  </office:meta>
</office:document-meta>
</file>